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87.84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08.86pt"/>
    </style:style>
    <style:style style:name="co11" style:family="table-column">
      <style:table-column-properties fo:break-before="auto" style:column-width="121.35pt"/>
    </style:style>
    <style:style style:name="co12" style:family="table-column">
      <style:table-column-properties fo:break-before="auto" style:column-width="22.51pt"/>
    </style:style>
    <style:style style:name="co13" style:family="table-column">
      <style:table-column-properties fo:break-before="auto" style:column-width="115.46pt"/>
    </style:style>
    <style:style style:name="co14" style:family="table-column">
      <style:table-column-properties fo:break-before="auto" style:column-width="60.15pt"/>
    </style:style>
    <style:style style:name="co15" style:family="table-column">
      <style:table-column-properties fo:break-before="auto" style:column-width="446.14pt"/>
    </style:style>
    <style:style style:name="co16" style:family="table-column">
      <style:table-column-properties fo:break-before="auto" style:column-width="166.99pt"/>
    </style:style>
    <style:style style:name="co17" style:family="table-column">
      <style:table-column-properties fo:break-before="auto" style:column-width="329.84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1.46pt"/>
    </style:style>
    <style:style style:name="co20" style:family="table-column">
      <style:table-column-properties fo:break-before="auto" style:column-width="108.4pt"/>
    </style:style>
    <style:style style:name="co21" style:family="table-column">
      <style:table-column-properties fo:break-before="auto" style:column-width="102.64pt"/>
    </style:style>
    <style:style style:name="co22" style:family="table-column">
      <style:table-column-properties fo:break-before="auto" style:column-width="538.04pt"/>
    </style:style>
    <style:style style:name="co23" style:family="table-column">
      <style:table-column-properties fo:break-before="auto" style:column-width="149.36pt"/>
    </style:style>
    <style:style style:name="co24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3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4.4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PageStyle_5f_new_5f_sites">
      <style:table-properties table:display="true" style:writing-mode="lr-tb"/>
    </style:style>
    <style:style style:name="ta4" style:family="table" style:master-page-name="PageStyle_5f_websites">
      <style:table-properties table:display="true" style:writing-mode="lr-tb"/>
    </style:style>
    <style:style style:name="ta5" style:family="table" style:master-page-name="PageStyle_5f_anti-CV">
      <style:table-properties table:display="true" style:writing-mode="lr-tb"/>
    </style:style>
    <style:style style:name="ta6" style:family="table" style:master-page-name="PageStyle_5f_WP-group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7"/>
      <style:map style:condition="cell-content()=&quot;BLOCK&quot;" style:apply-style-name="Good" style:base-cell-address="filters.C877"/>
    </style:style>
    <style:style style:name="ce8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0"/>
      <style:map style:condition="cell-content()=&quot;BLOCK&quot;" style:apply-style-name="Good" style:base-cell-address="filters.C890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ackground-color="#fff2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0"/>
      <style:map style:condition="cell-content()=&quot;no&quot;" style:apply-style-name="Bad" style:base-cell-address="filters.E890"/>
      <style:map style:condition="cell-content()=&quot;revert&quot;" style:apply-style-name="Accent_20_2" style:base-cell-address="filters.E890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54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2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9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33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0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66" style:family="table-cell" style:parent-style-name="Default">
      <style:table-cell-properties fo:background-color="#fff200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3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14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0"/>
      <style:map style:condition="cell-content()=&quot;no&quot;" style:apply-style-name="Bad" style:base-cell-address="filters.G890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599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599d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00206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0" style:family="table-cell" style:parent-style-name="Default">
      <style:table-cell-properties fo:background-color="#dae3f3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2"/>
      <style:map style:condition="cell-content()=&quot;no&quot;" style:apply-style-name="ConditionalStyle_5f_2" style:base-cell-address="new_sites.C72"/>
      <style:map style:condition="cell-content()=&quot;revert&quot;" style:apply-style-name="ConditionalStyle_5f_3" style:base-cell-address="new_sites.C72"/>
    </style:style>
    <style:style style:name="ce17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3"/>
      <style:map style:condition="cell-content()=&quot;no&quot;" style:apply-style-name="ConditionalStyle_5f_2" style:base-cell-address="new_sites.C73"/>
      <style:map style:condition="cell-content()=&quot;revert&quot;" style:apply-style-name="ConditionalStyle_5f_3" style:base-cell-address="new_sites.C73"/>
    </style:style>
    <style:style style:name="ce17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4"/>
      <style:map style:condition="cell-content()=&quot;no&quot;" style:apply-style-name="ConditionalStyle_5f_2" style:base-cell-address="new_sites.C74"/>
      <style:map style:condition="cell-content()=&quot;revert&quot;" style:apply-style-name="ConditionalStyle_5f_3" style:base-cell-address="new_sites.C74"/>
    </style:style>
    <style:style style:name="ce1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75"/>
      <style:map style:condition="cell-content()=&quot;no&quot;" style:apply-style-name="ConditionalStyle_5f_2" style:base-cell-address="new_sites.C75"/>
      <style:map style:condition="cell-content()=&quot;revert&quot;" style:apply-style-name="ConditionalStyle_5f_3" style:base-cell-address="new_sites.C75"/>
    </style:style>
    <style:style style:name="ce17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79"/>
      <style:map style:condition="cell-content()=&quot;no&quot;" style:apply-style-name="ConditionalStyle_5f_2" style:base-cell-address="new_sites.C79"/>
      <style:map style:condition="cell-content()=&quot;revert&quot;" style:apply-style-name="ConditionalStyle_5f_3" style:base-cell-address="new_sites.C79"/>
    </style:style>
    <style:style style:name="ce1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81"/>
      <style:map style:condition="cell-content()=&quot;no&quot;" style:apply-style-name="ConditionalStyle_5f_2" style:base-cell-address="new_sites.C81"/>
      <style:map style:condition="cell-content()=&quot;revert&quot;" style:apply-style-name="ConditionalStyle_5f_3" style:base-cell-address="new_sites.C81"/>
    </style:style>
    <style:style style:name="ce17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3"/>
      <style:map style:condition="cell-content()=&quot;no&quot;" style:apply-style-name="ConditionalStyle_5f_2" style:base-cell-address="new_sites.C83"/>
      <style:map style:condition="cell-content()=&quot;revert&quot;" style:apply-style-name="ConditionalStyle_5f_3" style:base-cell-address="new_sites.C83"/>
    </style:style>
    <style:style style:name="ce16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4"/>
      <style:map style:condition="cell-content()=&quot;no&quot;" style:apply-style-name="ConditionalStyle_5f_2" style:base-cell-address="new_sites.C84"/>
      <style:map style:condition="cell-content()=&quot;revert&quot;" style:apply-style-name="ConditionalStyle_5f_3" style:base-cell-address="new_sites.C84"/>
    </style:style>
    <style:style style:name="ce16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4"/>
      <style:map style:condition="cell-content()=&quot;no&quot;" style:apply-style-name="ConditionalStyle_5f_2" style:base-cell-address="new_sites.C84"/>
      <style:map style:condition="cell-content()=&quot;revert&quot;" style:apply-style-name="ConditionalStyle_5f_3" style:base-cell-address="new_sites.C84"/>
    </style:style>
    <style:style style:name="ce18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87"/>
      <style:map style:condition="cell-content()=&quot;no&quot;" style:apply-style-name="ConditionalStyle_5f_2" style:base-cell-address="new_sites.C87"/>
      <style:map style:condition="cell-content()=&quot;revert&quot;" style:apply-style-name="ConditionalStyle_5f_3" style:base-cell-address="new_sites.C87"/>
    </style:style>
    <style:style style:name="ce1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0"/>
      <style:map style:condition="cell-content()=&quot;no&quot;" style:apply-style-name="ConditionalStyle_5f_2" style:base-cell-address="new_sites.C90"/>
      <style:map style:condition="cell-content()=&quot;revert&quot;" style:apply-style-name="ConditionalStyle_5f_3" style:base-cell-address="new_sites.C90"/>
    </style:style>
    <style:style style:name="ce18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2"/>
      <style:map style:condition="cell-content()=&quot;no&quot;" style:apply-style-name="ConditionalStyle_5f_2" style:base-cell-address="new_sites.C92"/>
      <style:map style:condition="cell-content()=&quot;revert&quot;" style:apply-style-name="ConditionalStyle_5f_3" style:base-cell-address="new_sites.C92"/>
    </style:style>
    <style:style style:name="ce18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2"/>
      <style:map style:condition="cell-content()=&quot;no&quot;" style:apply-style-name="ConditionalStyle_5f_2" style:base-cell-address="new_sites.C92"/>
      <style:map style:condition="cell-content()=&quot;revert&quot;" style:apply-style-name="ConditionalStyle_5f_3" style:base-cell-address="new_sites.C92"/>
    </style:style>
    <style:style style:name="ce1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4"/>
      <style:map style:condition="cell-content()=&quot;no&quot;" style:apply-style-name="ConditionalStyle_5f_2" style:base-cell-address="new_sites.C94"/>
      <style:map style:condition="cell-content()=&quot;revert&quot;" style:apply-style-name="ConditionalStyle_5f_3" style:base-cell-address="new_sites.C94"/>
    </style:style>
    <style:style style:name="ce18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18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18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19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19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19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95"/>
      <style:map style:condition="cell-content()=&quot;no&quot;" style:apply-style-name="ConditionalStyle_5f_2" style:base-cell-address="new_sites.C95"/>
      <style:map style:condition="cell-content()=&quot;revert&quot;" style:apply-style-name="ConditionalStyle_5f_3" style:base-cell-address="new_sites.C95"/>
    </style:style>
    <style:style style:name="ce19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2"/>
      <style:map style:condition="cell-content()=&quot;no&quot;" style:apply-style-name="ConditionalStyle_5f_2" style:base-cell-address="new_sites.C102"/>
      <style:map style:condition="cell-content()=&quot;revert&quot;" style:apply-style-name="ConditionalStyle_5f_3" style:base-cell-address="new_sites.C102"/>
    </style:style>
    <style:style style:name="ce2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103"/>
      <style:map style:condition="cell-content()=&quot;no&quot;" style:apply-style-name="ConditionalStyle_5f_2" style:base-cell-address="new_sites.C103"/>
      <style:map style:condition="cell-content()=&quot;revert&quot;" style:apply-style-name="ConditionalStyle_5f_3" style:base-cell-address="new_sites.C103"/>
    </style:style>
    <style:style style:name="ce19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4"/>
      <style:map style:condition="cell-content()=&quot;no&quot;" style:apply-style-name="ConditionalStyle_5f_2" style:base-cell-address="new_sites.C104"/>
      <style:map style:condition="cell-content()=&quot;revert&quot;" style:apply-style-name="ConditionalStyle_5f_3" style:base-cell-address="new_sites.C104"/>
    </style:style>
    <style:style style:name="ce1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4"/>
      <style:map style:condition="cell-content()=&quot;no&quot;" style:apply-style-name="ConditionalStyle_5f_2" style:base-cell-address="new_sites.C104"/>
      <style:map style:condition="cell-content()=&quot;revert&quot;" style:apply-style-name="ConditionalStyle_5f_3" style:base-cell-address="new_sites.C104"/>
    </style:style>
    <style:style style:name="ce1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07"/>
      <style:map style:condition="cell-content()=&quot;no&quot;" style:apply-style-name="ConditionalStyle_5f_2" style:base-cell-address="new_sites.C107"/>
      <style:map style:condition="cell-content()=&quot;revert&quot;" style:apply-style-name="ConditionalStyle_5f_3" style:base-cell-address="new_sites.C107"/>
    </style:style>
    <style:style style:name="ce19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12"/>
      <style:map style:condition="cell-content()=&quot;no&quot;" style:apply-style-name="ConditionalStyle_5f_2" style:base-cell-address="new_sites.C112"/>
      <style:map style:condition="cell-content()=&quot;revert&quot;" style:apply-style-name="ConditionalStyle_5f_3" style:base-cell-address="new_sites.C112"/>
    </style:style>
    <style:style style:name="ce19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13"/>
      <style:map style:condition="cell-content()=&quot;no&quot;" style:apply-style-name="ConditionalStyle_5f_2" style:base-cell-address="new_sites.C113"/>
      <style:map style:condition="cell-content()=&quot;revert&quot;" style:apply-style-name="ConditionalStyle_5f_3" style:base-cell-address="new_sites.C113"/>
    </style:style>
    <style:style style:name="ce2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20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4"/>
      <style:map style:condition="cell-content()=&quot;no&quot;" style:apply-style-name="ConditionalStyle_5f_2" style:base-cell-address="new_sites.C124"/>
      <style:map style:condition="cell-content()=&quot;revert&quot;" style:apply-style-name="ConditionalStyle_5f_3" style:base-cell-address="new_sites.C124"/>
    </style:style>
    <style:style style:name="ce20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4"/>
      <style:map style:condition="cell-content()=&quot;no&quot;" style:apply-style-name="ConditionalStyle_5f_2" style:base-cell-address="new_sites.C124"/>
      <style:map style:condition="cell-content()=&quot;revert&quot;" style:apply-style-name="ConditionalStyle_5f_3" style:base-cell-address="new_sites.C124"/>
    </style:style>
    <style:style style:name="ce20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6"/>
      <style:map style:condition="cell-content()=&quot;no&quot;" style:apply-style-name="ConditionalStyle_5f_2" style:base-cell-address="new_sites.C126"/>
      <style:map style:condition="cell-content()=&quot;revert&quot;" style:apply-style-name="ConditionalStyle_5f_3" style:base-cell-address="new_sites.C126"/>
    </style:style>
    <style:style style:name="ce20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20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20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20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new_sites.C122"/>
      <style:map style:condition="cell-content()=&quot;no&quot;" style:apply-style-name="ConditionalStyle_5f_2" style:base-cell-address="new_sites.C122"/>
      <style:map style:condition="cell-content()=&quot;revert&quot;" style:apply-style-name="ConditionalStyle_5f_3" style:base-cell-address="new_sites.C122"/>
    </style:style>
    <style:style style:name="ce208" style:family="table-cell" style:parent-style-name="Default">
      <style:table-cell-properties style:rotation-align="none"/>
      <style:text-properties fo:color="#50505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1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1" style:family="table-cell" style:parent-style-name="Default">
      <style:table-cell-properties style:diagonal-bl-tr="none" style:diagonal-tl-br="none" fo:border="none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3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2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38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6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1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6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9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0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0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0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40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40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40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40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0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0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40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41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41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4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41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41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1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41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260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18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262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66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4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2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1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5"/>
        <table:table-column table:style-name="co3" table:default-cell-style-name="ce23"/>
        <table:table-column table:style-name="co4" table:default-cell-style-name="ce130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130"/>
        <table:table-column table:style-name="co8" table:default-cell-style-name="ce56"/>
        <table:table-column table:style-name="co8" table:number-columns-repeated="2" table:default-cell-style-name="ce130"/>
        <table:table-column table:style-name="co9" table:number-columns-repeated="1011" table:default-cell-style-name="ce130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ilter</text:p>
          </table:table-cell>
          <table:table-cell table:style-name="ce70" office:value-type="string" calcext:value-type="string">
            <text:p>Type</text:p>
          </table:table-cell>
          <table:table-cell table:style-name="ce1" office:value-type="string" calcext:value-type="string">
            <text:p>Link</text:p>
          </table:table-cell>
          <table:table-cell table:style-name="ce107" office:value-type="string" calcext:value-type="string">
            <text:p>Check</text:p>
          </table:table-cell>
          <table:table-cell table:style-name="ce121" office:value-type="string" calcext:value-type="string">
            <text:p>Notes</text:p>
          </table:table-cell>
          <table:table-cell table:style-name="ce137" office:value-type="string" calcext:value-type="string">
            <text:p>Push</text:p>
          </table:table-cell>
          <table:table-cell table:style-name="ce1" office:value-type="string" calcext:value-type="string">
            <text:p>Kolumna1</text:p>
          </table:table-cell>
          <table:table-cell table:style-name="ce1" office:value-type="string" calcext:value-type="string">
            <text:p>Kolumna2</text:p>
          </table:table-cell>
          <table:table-cell table:style-name="ce1" office:value-type="string" calcext:value-type="string">
            <text:p>Kolumna3</text:p>
          </table:table-cell>
          <table:table-cell table:style-name="ce1" office:value-type="string" calcext:value-type="string">
            <text:p>Kolumna4</text:p>
          </table:table-cell>
          <table:table-cell table:style-name="ce1" office:value-type="string" calcext:value-type="string">
            <text:p>Kolumna5</text:p>
          </table:table-cell>
          <table:table-cell table:style-name="ce1" office:value-type="string" calcext:value-type="string">
            <text:p>Kolumna6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4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105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ckinf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104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1">
          <table:table-cell table:style-name="ce3"/>
          <table:table-cell table:style-name="ce105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104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05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anywhere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104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2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://www.pless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104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style-name="ce59" table:number-columns-repeated="1011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105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pomponik.pl/plotki/news-magda-gessler-na-zdjeciu-z-mlodosci-hit,nId,309999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104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104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104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105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104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105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www.czech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104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105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inowroclawskie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104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105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xda-developers.co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104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105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zary-zagan.region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104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105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zywiec112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104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05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blogprezes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05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105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style-name="ce60" table:number-columns-repeated="1011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104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style-name="ce60" table:number-columns-repeated="1011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105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www.bron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104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105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businesswomanlif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104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05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ceny-zlomu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104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05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ciechanowinaczej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104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105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icomp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104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105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zabawkowo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104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105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dziennikzwiazk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105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dzisiajwgliwicach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104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05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e-playbet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104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105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e-pla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104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05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gosc.pl/doc/5739192.Ojciec-Szustak-dotarl-do-Grobu-Pa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104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05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zw.l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105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appleworld.pl/dziala-tylko-jedna-sluchawka-airpods-oto-jak-naprawic-probl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104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105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www.ziemialimanow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104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105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blogpress.pl/node/2596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104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105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filetracke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104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105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105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104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105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direct.mone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104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105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direct.money.pl/artykuly/porady/raty-rowne-czy-malejace,39,0,931367.htm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104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105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ylecz.to/uklad-krazenia/brak-tchu-i-pelnego-oddechu-przy-wysilku-i-w-spoczynku-jakie-sa-przyczyny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104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105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7" calcext:value-type="float">
            <text:p>67</text:p>
          </table:table-cell>
          <table:table-cell table:style-name="ce104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105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korki.epozna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69" calcext:value-type="float">
            <text:p>69</text:p>
          </table:table-cell>
          <table:table-cell table:style-name="ce104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105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rajdy24.pl/kategoria/rsmp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1" calcext:value-type="float">
            <text:p>71</text:p>
          </table:table-cell>
          <table:table-cell table:style-name="ce104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105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05" office:value-type="string" calcext:value-type="string">
            <text:p>https://wirtualnyregion.pl/reklama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3" calcext:value-type="float">
            <text:p>73</text:p>
          </table:table-cell>
          <table:table-cell table:style-name="ce104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105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irtualnyreg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float" office:value="75" calcext:value-type="float">
            <text:p>75</text:p>
          </table:table-cell>
          <table:table-cell table:style-name="ce104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6" calcext:value-type="float">
            <text:p>76</text:p>
          </table:table-cell>
          <table:table-cell table:style-name="ce105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party.pl/newsy/marta-manowska-komentuje-udzial-niny-w-the-voice-senior-9197-r22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7" calcext:value-type="float">
            <text:p>77</text:p>
          </table:table-cell>
          <table:table-cell table:style-name="ce104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104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105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lokalna24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104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1" calcext:value-type="float">
            <text:p>81</text:p>
          </table:table-cell>
          <table:table-cell table:style-name="ce104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2" calcext:value-type="float">
            <text:p>82</text:p>
          </table:table-cell>
          <table:table-cell table:style-name="ce104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105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4" calcext:value-type="float">
            <text:p>84</text:p>
          </table:table-cell>
          <table:table-cell table:style-name="ce104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105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6" calcext:value-type="float">
            <text:p>86</text:p>
          </table:table-cell>
          <table:table-cell table:style-name="ce104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105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kryptonotowania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104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104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104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105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oto-samochody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2" calcext:value-type="float">
            <text:p>92</text:p>
          </table:table-cell>
          <table:table-cell table:style-name="ce104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3" calcext:value-type="float">
            <text:p>93</text:p>
          </table:table-cell>
          <table:table-cell table:style-name="ce104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105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104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104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105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podlasie24.pl/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104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105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rowery.org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104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24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104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105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104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104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104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105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kadra.pl/387888-icc-benfica-pokonala-fiorentine-grali-polacy.htm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2" calcext:value-type="float">
            <text:p>102</text:p>
          </table:table-cell>
          <table:table-cell table:style-name="ce104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105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glos.liv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4" calcext:value-type="float">
            <text:p>104</text:p>
          </table:table-cell>
          <table:table-cell table:style-name="ce104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105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104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105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8" calcext:value-type="float">
            <text:p>108</text:p>
          </table:table-cell>
          <table:table-cell table:style-name="ce104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105" office:value-type="string" calcext:value-type="string">
            <text:p>https://tromil.pl/poradniki-elektroniczne/diagnostyka-naprawa-monitorow-lcd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104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105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1" calcext:value-type="float">
            <text:p>111</text:p>
          </table:table-cell>
          <table:table-cell table:style-name="ce104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105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mgsm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3" calcext:value-type="float">
            <text:p>113</text:p>
          </table:table-cell>
          <table:table-cell table:style-name="ce104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4" calcext:value-type="float">
            <text:p>114</text:p>
          </table:table-cell>
          <table:table-cell table:style-name="ce105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miedziak.info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5" calcext:value-type="float">
            <text:p>115</text:p>
          </table:table-cell>
          <table:table-cell table:style-name="ce104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://www.chemiabudowlana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104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://www.obud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7" calcext:value-type="float">
            <text:p>117</text:p>
          </table:table-cell>
          <table:table-cell table:style-name="ce104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105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okraglemiast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104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0" calcext:value-type="float">
            <text:p>120</text:p>
          </table:table-cell>
          <table:table-cell table:style-name="ce105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1" calcext:value-type="float">
            <text:p>121</text:p>
          </table:table-cell>
          <table:table-cell table:style-name="ce104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105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trakt.tv/movies/trendin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3" calcext:value-type="float">
            <text:p>123</text:p>
          </table:table-cell>
          <table:table-cell table:style-name="ce104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table:style-name="ce105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105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centrumdruku3d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float" office:value="126" calcext:value-type="float">
            <text:p>126</text:p>
          </table:table-cell>
          <table:table-cell table:style-name="ce104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style-name="ce59" table:number-columns-repeated="1011"/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table:style-name="ce105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28</text:p>
          </table:table-cell>
          <table:table-cell table:style-name="ce104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29</text:p>
          </table:table-cell>
          <table:table-cell table:style-name="ce104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0</text:p>
          </table:table-cell>
          <table:table-cell table:style-name="ce105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1</text:p>
          </table:table-cell>
          <table:table-cell table:style-name="ce104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2</text:p>
          </table:table-cell>
          <table:table-cell table:style-name="ce105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24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3</text:p>
          </table:table-cell>
          <table:table-cell table:style-name="ce105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4</text:p>
          </table:table-cell>
          <table:table-cell table:style-name="ce105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5</text:p>
          </table:table-cell>
          <table:table-cell table:style-name="ce105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6</text:p>
          </table:table-cell>
          <table:table-cell table:style-name="ce104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7</text:p>
          </table:table-cell>
          <table:table-cell table:style-name="ce104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38</text:p>
          </table:table-cell>
          <table:table-cell table:style-name="ce105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24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24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24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39</text:p>
          </table:table-cell>
          <table:table-cell table:style-name="ce104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24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24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0</text:p>
          </table:table-cell>
          <table:table-cell table:style-name="ce104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1</text:p>
          </table:table-cell>
          <table:table-cell table:style-name="ce104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2</text:p>
          </table:table-cell>
          <table:table-cell table:style-name="ce105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3</text:p>
          </table:table-cell>
          <table:table-cell table:style-name="ce104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4</text:p>
          </table:table-cell>
          <table:table-cell table:style-name="ce105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5</text:p>
          </table:table-cell>
          <table:table-cell table:style-name="ce104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6</text:p>
          </table:table-cell>
          <table:table-cell table:style-name="ce105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7</text:p>
          </table:table-cell>
          <table:table-cell table:style-name="ce104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48</text:p>
          </table:table-cell>
          <table:table-cell table:style-name="ce105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49</text:p>
          </table:table-cell>
          <table:table-cell table:style-name="ce104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0</text:p>
          </table:table-cell>
          <table:table-cell table:style-name="ce105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1</text:p>
          </table:table-cell>
          <table:table-cell table:style-name="ce104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2</text:p>
          </table:table-cell>
          <table:table-cell table:style-name="ce104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3</text:p>
          </table:table-cell>
          <table:table-cell table:style-name="ce104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4</text:p>
          </table:table-cell>
          <table:table-cell table:style-name="ce104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style-name="ce61" table:number-columns-repeated="1011"/>
        </table:table-row>
        <table:table-row table:style-name="ro3">
          <table:table-cell table:style-name="ce3" office:value-type="string" calcext:value-type="string">
            <text:p>155</text:p>
          </table:table-cell>
          <table:table-cell table:style-name="ce105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6</text:p>
          </table:table-cell>
          <table:table-cell table:style-name="ce105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7</text:p>
          </table:table-cell>
          <table:table-cell table:style-name="ce104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58</text:p>
          </table:table-cell>
          <table:table-cell table:style-name="ce104"/>
          <table:table-cell table:style-name="ce17" table:content-validation-name="val1"/>
          <table:table-cell table:style-name="ce104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59</text:p>
          </table:table-cell>
          <table:table-cell table:style-name="ce105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60</text:p>
          </table:table-cell>
          <table:table-cell table:style-name="ce104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1</text:p>
          </table:table-cell>
          <table:table-cell table:style-name="ce104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wysokomazowiecki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2</text:p>
          </table:table-cell>
          <table:table-cell table:style-name="ce105"/>
          <table:table-cell table:style-name="ce18" table:content-validation-name="val1"/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3</text:p>
          </table:table-cell>
          <table:table-cell table:style-name="ce104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104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4</text:p>
          </table:table-cell>
          <table:table-cell table:style-name="ce105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ronieckibaza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5</text:p>
          </table:table-cell>
          <table:table-cell table:style-name="ce105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105" office:value-type="string" calcext:value-type="string">
            <text:p>https://wmeritum.pl/bieg-polskiej-sztafety/295952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6</text:p>
          </table:table-cell>
          <table:table-cell table:style-name="ce104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7</text:p>
          </table:table-cell>
          <table:table-cell table:style-name="ce105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irtualnekosmety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68</text:p>
          </table:table-cell>
          <table:table-cell table:style-name="ce104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104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69</text:p>
          </table:table-cell>
          <table:table-cell table:style-name="ce105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adowice24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0</text:p>
          </table:table-cell>
          <table:table-cell table:style-name="ce104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104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1</text:p>
          </table:table-cell>
          <table:table-cell table:style-name="ce105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uavo.com.pl/gdzie-zdawac-egzamin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2</text:p>
          </table:table-cell>
          <table:table-cell table:style-name="ce104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3</text:p>
          </table:table-cell>
          <table:table-cell table:style-name="ce105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tygodnikponidz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4</text:p>
          </table:table-cell>
          <table:table-cell table:style-name="ce104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104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5</text:p>
          </table:table-cell>
          <table:table-cell table:style-name="ce105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105" office:value-type="string" calcext:value-type="string">
            <text:p>http://tvgorzow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6</text:p>
          </table:table-cell>
          <table:table-cell table:style-name="ce104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7</text:p>
          </table:table-cell>
          <table:table-cell table:style-name="ce105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trzemeszno24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78</text:p>
          </table:table-cell>
          <table:table-cell table:style-name="ce104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gazetaklobucka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79</text:p>
          </table:table-cell>
          <table:table-cell table:style-name="ce105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trawka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1</text:p>
          </table:table-cell>
          <table:table-cell table:style-name="ce104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82</text:p>
          </table:table-cell>
          <table:table-cell table:style-name="ce104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s://elita-magazy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104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s://profitechni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/>
          <table:table-cell table:style-name="ce104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/>
          <table:table-cell table:style-name="ce105" office:value-type="string" calcext:value-type="string">
            <text:p>http://sadnowoczesn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3</text:p>
          </table:table-cell>
          <table:table-cell table:style-name="ce104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104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10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4</text:p>
          </table:table-cell>
          <table:table-cell table:style-name="ce104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5</text:p>
          </table:table-cell>
          <table:table-cell table:style-name="ce104"/>
          <table:table-cell table:style-name="ce17" table:content-validation-name="val1"/>
          <table:table-cell table:style-name="ce104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86</text:p>
          </table:table-cell>
          <table:table-cell table:style-name="ce105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tarnobrzeski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87</text:p>
          </table:table-cell>
          <table:table-cell table:style-name="ce104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188</text:p>
          </table:table-cell>
          <table:table-cell table:style-name="ce104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89</text:p>
          </table:table-cell>
          <table:table-cell table:style-name="ce105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szczecinek.com/artykul/na-trampoliny--do-galerii/733809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0</text:p>
          </table:table-cell>
          <table:table-cell table:style-name="ce104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1</text:p>
          </table:table-cell>
          <table:table-cell table:style-name="ce105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swietokrzyskie24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2</text:p>
          </table:table-cell>
          <table:table-cell table:style-name="ce104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style-name="ce61" table:number-columns-repeated="1011"/>
        </table:table-row>
        <table:table-row table:style-name="ro3">
          <table:table-cell table:style-name="ce3" office:value-type="string" calcext:value-type="string">
            <text:p>193</text:p>
          </table:table-cell>
          <table:table-cell table:style-name="ce105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swiatkarin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4</text:p>
          </table:table-cell>
          <table:table-cell table:style-name="ce104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5</text:p>
          </table:table-cell>
          <table:table-cell table:style-name="ce104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6</text:p>
          </table:table-cell>
          <table:table-cell table:style-name="ce105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staresiolkowice.pl/mlyn-wodny-ze-starych-siolkowic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7</text:p>
          </table:table-cell>
          <table:table-cell table:style-name="ce104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198</text:p>
          </table:table-cell>
          <table:table-cell table:style-name="ce105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199</text:p>
          </table:table-cell>
          <table:table-cell table:style-name="ce104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0</text:p>
          </table:table-cell>
          <table:table-cell table:style-name="ce105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slupc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1</text:p>
          </table:table-cell>
          <table:table-cell table:style-name="ce105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2</text:p>
          </table:table-cell>
          <table:table-cell table:style-name="ce104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3</text:p>
          </table:table-cell>
          <table:table-cell table:style-name="ce104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4</text:p>
          </table:table-cell>
          <table:table-cell table:style-name="ce105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roosevelta81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5</text:p>
          </table:table-cell>
          <table:table-cell table:style-name="ce104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6</text:p>
          </table:table-cell>
          <table:table-cell table:style-name="ce105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radomnews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style-name="ce59"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7</text:p>
          </table:table-cell>
          <table:table-cell table:style-name="ce105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radio5.com.pl/jedenascie-godzin-walczyli-z-pozar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08</text:p>
          </table:table-cell>
          <table:table-cell table:style-name="ce105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09</text:p>
          </table:table-cell>
          <table:table-cell table:style-name="ce104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0</text:p>
          </table:table-cell>
          <table:table-cell table:style-name="ce105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prudnik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1</text:p>
          </table:table-cell>
          <table:table-cell table:style-name="ce104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2</text:p>
          </table:table-cell>
          <table:table-cell table:style-name="ce105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protipster.com/betting-tips/football/international-clubs/uefa-europa-league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3</text:p>
          </table:table-cell>
          <table:table-cell table:style-name="ce104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4</text:p>
          </table:table-cell>
          <table:table-cell table:style-name="ce105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progressforpoland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5</text:p>
          </table:table-cell>
          <table:table-cell table:style-name="ce104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6</text:p>
          </table:table-cell>
          <table:table-cell table:style-name="ce105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portalmors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7</text:p>
          </table:table-cell>
          <table:table-cell table:style-name="ce105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leszczynskisport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18</text:p>
          </table:table-cell>
          <table:table-cell table:style-name="ce104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19</text:p>
          </table:table-cell>
          <table:table-cell table:style-name="ce105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pokonajlysienie.com/foru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0</text:p>
          </table:table-cell>
          <table:table-cell table:style-name="ce104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1</text:p>
          </table:table-cell>
          <table:table-cell table:style-name="ce105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2</text:p>
          </table:table-cell>
          <table:table-cell table:style-name="ce105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futbolnew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3</text:p>
          </table:table-cell>
          <table:table-cell table:style-name="ce105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4</text:p>
          </table:table-cell>
          <table:table-cell table:style-name="ce104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style-name="ce61" table:number-columns-repeated="1011"/>
        </table:table-row>
        <table:table-row table:style-name="ro3">
          <table:table-cell table:style-name="ce2" office:value-type="string" calcext:value-type="string">
            <text:p>225</text:p>
          </table:table-cell>
          <table:table-cell table:style-name="ce104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6</text:p>
          </table:table-cell>
          <table:table-cell table:style-name="ce105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nowogard.online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7</text:p>
          </table:table-cell>
          <table:table-cell table:style-name="ce104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28</text:p>
          </table:table-cell>
          <table:table-cell table:style-name="ce104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29</text:p>
          </table:table-cell>
          <table:table-cell table:style-name="ce105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nowawrzesnia.pl/index.php/kultura/item/6500-przed-nami-juz-17-odslona-dyktanda-wrzesi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0</text:p>
          </table:table-cell>
          <table:table-cell table:style-name="ce104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1</text:p>
          </table:table-cell>
          <table:table-cell table:style-name="ce105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zdrowieiuroda.gwarek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2</text:p>
          </table:table-cell>
          <table:table-cell table:style-name="ce104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zd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3</text:p>
          </table:table-cell>
          <table:table-cell table:style-name="ce104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4</text:p>
          </table:table-cell>
          <table:table-cell table:style-name="ce105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zawiercie112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5</text:p>
          </table:table-cell>
          <table:table-cell table:style-name="ce105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zakliczyninfo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6</text:p>
          </table:table-cell>
          <table:table-cell table:style-name="ce104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7</text:p>
          </table:table-cell>
          <table:table-cell table:style-name="ce104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38</text:p>
          </table:table-cell>
          <table:table-cell table:style-name="ce104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39</text:p>
          </table:table-cell>
          <table:table-cell table:style-name="ce105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0</text:p>
          </table:table-cell>
          <table:table-cell table:style-name="ce104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1</text:p>
          </table:table-cell>
          <table:table-cell table:style-name="ce105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2</text:p>
          </table:table-cell>
          <table:table-cell table:style-name="ce104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3</text:p>
          </table:table-cell>
          <table:table-cell table:style-name="ce104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4</text:p>
          </table:table-cell>
          <table:table-cell table:style-name="ce105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5</text:p>
          </table:table-cell>
          <table:table-cell table:style-name="ce104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6</text:p>
          </table:table-cell>
          <table:table-cell table:style-name="ce104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7</text:p>
          </table:table-cell>
          <table:table-cell table:style-name="ce105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48</text:p>
          </table:table-cell>
          <table:table-cell table:style-name="ce105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49</text:p>
          </table:table-cell>
          <table:table-cell table:style-name="ce104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0</text:p>
          </table:table-cell>
          <table:table-cell table:style-name="ce105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1</text:p>
          </table:table-cell>
          <table:table-cell table:style-name="ce104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2</text:p>
          </table:table-cell>
          <table:table-cell table:style-name="ce105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3</text:p>
          </table:table-cell>
          <table:table-cell table:style-name="ce104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4</text:p>
          </table:table-cell>
          <table:table-cell table:style-name="ce105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ples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5</text:p>
          </table:table-cell>
          <table:table-cell table:style-name="ce104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6</text:p>
          </table:table-cell>
          <table:table-cell table:style-name="ce104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57</text:p>
          </table:table-cell>
          <table:table-cell table:style-name="ce105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speedladie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style-name="ce59" table:number-columns-repeated="1011"/>
        </table:table-row>
        <table:table-row table:style-name="ro3">
          <table:table-cell table:style-name="ce2" office:value-type="string" calcext:value-type="string">
            <text:p>258</text:p>
          </table:table-cell>
          <table:table-cell table:style-name="ce104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59</text:p>
          </table:table-cell>
          <table:table-cell table:style-name="ce104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0</text:p>
          </table:table-cell>
          <table:table-cell table:style-name="ce105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budownic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narzedziapol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1</text:p>
          </table:table-cell>
          <table:table-cell table:style-name="ce105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budowlanematerial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forumfirm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2</text:p>
          </table:table-cell>
          <table:table-cell table:style-name="ce104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3</text:p>
          </table:table-cell>
          <table:table-cell table:style-name="ce105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maszynydlameblarstw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4</text:p>
          </table:table-cell>
          <table:table-cell table:style-name="ce105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5</text:p>
          </table:table-cell>
          <table:table-cell table:style-name="ce104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6</text:p>
          </table:table-cell>
          <table:table-cell table:style-name="ce105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7</text:p>
          </table:table-cell>
          <table:table-cell table:style-name="ce104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68</text:p>
          </table:table-cell>
          <table:table-cell table:style-name="ce105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www.tkaninyobiciow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69</text:p>
          </table:table-cell>
          <table:table-cell table:style-name="ce104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0</text:p>
          </table:table-cell>
          <table:table-cell table:style-name="ce105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1</text:p>
          </table:table-cell>
          <table:table-cell table:style-name="ce104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2</text:p>
          </table:table-cell>
          <table:table-cell table:style-name="ce105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3</text:p>
          </table:table-cell>
          <table:table-cell table:style-name="ce104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74</text:p>
          </table:table-cell>
          <table:table-cell table:style-name="ce105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5</text:p>
          </table:table-cell>
          <table:table-cell table:style-name="ce104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6</text:p>
          </table:table-cell>
          <table:table-cell table:style-name="ce104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7</text:p>
          </table:table-cell>
          <table:table-cell table:style-name="ce104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8</text:p>
          </table:table-cell>
          <table:table-cell table:style-name="ce104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79</text:p>
          </table:table-cell>
          <table:table-cell table:style-name="ce104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1</text:p>
          </table:table-cell>
          <table:table-cell table:style-name="ce105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cnc.info.pl/frezarka-konstrukcja-metalowa-f60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2</text:p>
          </table:table-cell>
          <table:table-cell table:style-name="ce104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3</text:p>
          </table:table-cell>
          <table:table-cell table:style-name="ce104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4</text:p>
          </table:table-cell>
          <table:table-cell table:style-name="ce104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5</text:p>
          </table:table-cell>
          <table:table-cell table:style-name="ce105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gostynin.info/informacje/nieznany-sprawca-dokonal-zniszczenia-tablicy-pamieci-ruchu-oporu-armii-krajowej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6</text:p>
          </table:table-cell>
          <table:table-cell table:style-name="ce104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7</text:p>
          </table:table-cell>
          <table:table-cell table:style-name="ce105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radio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88</text:p>
          </table:table-cell>
          <table:table-cell table:style-name="ce105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89</text:p>
          </table:table-cell>
          <table:table-cell table:style-name="ce104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0</text:p>
          </table:table-cell>
          <table:table-cell table:style-name="ce105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kaszuby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1</text:p>
          </table:table-cell>
          <table:table-cell table:style-name="ce105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2</text:p>
          </table:table-cell>
          <table:table-cell table:style-name="ce104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3</text:p>
          </table:table-cell>
          <table:table-cell table:style-name="ce105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kierunekenergety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kierunekchem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4</text:p>
          </table:table-cell>
          <table:table-cell table:style-name="ce104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295</text:p>
          </table:table-cell>
          <table:table-cell table:style-name="ce105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8</text:p>
          </table:table-cell>
          <table:table-cell table:style-name="ce104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299</text:p>
          </table:table-cell>
          <table:table-cell table:style-name="ce104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0</text:p>
          </table:table-cell>
          <table:table-cell table:style-name="ce105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9" office:value-type="string" calcext:value-type="string">
            <text:p>HIDE</text:p>
          </table:table-cell>
          <table:table-cell table:style-name="ce104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1</text:p>
          </table:table-cell>
          <table:table-cell table:style-name="ce105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goral.info.pl/kontrola-sanitarna-na-granicy-polsko-slowackiej-w-malopolsc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2</text:p>
          </table:table-cell>
          <table:table-cell table:style-name="ce104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3</text:p>
          </table:table-cell>
          <table:table-cell table:style-name="ce105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naszwodzislaw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4</text:p>
          </table:table-cell>
          <table:table-cell table:style-name="ce105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radiobonto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5</text:p>
          </table:table-cell>
          <table:table-cell table:style-name="ce104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6</text:p>
          </table:table-cell>
          <table:table-cell table:style-name="ce104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7</text:p>
          </table:table-cell>
          <table:table-cell table:style-name="ce105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naszrybnik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08</text:p>
          </table:table-cell>
          <table:table-cell table:style-name="ce105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09</text:p>
          </table:table-cell>
          <table:table-cell table:style-name="ce104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0</text:p>
          </table:table-cell>
          <table:table-cell table:style-name="ce105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trzemeszno24.info/maseczki-trafia-do-mieszkancow-i-sluzb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1</text:p>
          </table:table-cell>
          <table:table-cell table:style-name="ce104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2</text:p>
          </table:table-cell>
          <table:table-cell table:style-name="ce105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ekinomaniak.net/watch-movies/Sonic-Szybki-jak-byskawica-5983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3</text:p>
          </table:table-cell>
          <table:table-cell table:style-name="ce104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4</text:p>
          </table:table-cell>
          <table:table-cell table:style-name="ce105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24jgo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egarwol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eprzasnysz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ototorun.pl/artykul/bibliotekarski-z-gminy/94304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5</text:p>
          </table:table-cell>
          <table:table-cell table:style-name="ce105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24starogard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6</text:p>
          </table:table-cell>
          <table:table-cell table:style-name="ce104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7</text:p>
          </table:table-cell>
          <table:table-cell table:style-name="ce105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magazynfakty.pl/gigantyczne-pensje-dyrektorow-politykow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18</text:p>
          </table:table-cell>
          <table:table-cell table:style-name="ce104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19</text:p>
          </table:table-cell>
          <table:table-cell table:style-name="ce105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rynekinwestycj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0</text:p>
          </table:table-cell>
          <table:table-cell table:style-name="ce104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1</text:p>
          </table:table-cell>
          <table:table-cell table:style-name="ce105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beskidliv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2</text:p>
          </table:table-cell>
          <table:table-cell table:style-name="ce104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104" office:value-type="string" calcext:value-type="string">
            <text:p>reverted</text:p>
          </table:table-cell>
          <table:table-cell table:style-name="ce104" table:number-columns-repeated="2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3</text:p>
          </table:table-cell>
          <table:table-cell table:style-name="ce105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sejny.ne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4</text:p>
          </table:table-cell>
          <table:table-cell table:style-name="ce104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5</text:p>
          </table:table-cell>
          <table:table-cell table:style-name="ce105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biznestub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6</text:p>
          </table:table-cell>
          <table:table-cell table:style-name="ce104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27</text:p>
          </table:table-cell>
          <table:table-cell table:style-name="ce105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105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8</text:p>
          </table:table-cell>
          <table:table-cell table:style-name="ce104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104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29</text:p>
          </table:table-cell>
          <table:table-cell table:style-name="ce104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04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0</text:p>
          </table:table-cell>
          <table:table-cell table:style-name="ce105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105" office:value-type="string" calcext:value-type="string">
            <text:p>https://nwloclawek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1</text:p>
          </table:table-cell>
          <table:table-cell table:style-name="ce104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104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2</text:p>
          </table:table-cell>
          <table:table-cell table:style-name="ce105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105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3</text:p>
          </table:table-cell>
          <table:table-cell table:style-name="ce104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104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4</text:p>
          </table:table-cell>
          <table:table-cell table:style-name="ce105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05" office:value-type="string" calcext:value-type="string">
            <text:p>https://ehumo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5</text:p>
          </table:table-cell>
          <table:table-cell table:style-name="ce104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104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6</text:p>
          </table:table-cell>
          <table:table-cell table:style-name="ce105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37</text:p>
          </table:table-cell>
          <table:table-cell table:style-name="ce104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27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8</text:p>
          </table:table-cell>
          <table:table-cell table:style-name="ce105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128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39</text:p>
          </table:table-cell>
          <table:table-cell table:style-name="ce105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8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0</text:p>
          </table:table-cell>
          <table:table-cell table:style-name="ce104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28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2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1</text:p>
          </table:table-cell>
          <table:table-cell table:style-name="ce105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8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2</text:p>
          </table:table-cell>
          <table:table-cell table:style-name="ce104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28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3</text:p>
          </table:table-cell>
          <table:table-cell table:style-name="ce105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28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8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5</text:p>
          </table:table-cell>
          <table:table-cell table:style-name="ce104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28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/>
          <table:table-cell table:style-name="ce17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28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6</text:p>
          </table:table-cell>
          <table:table-cell table:style-name="ce104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7</text:p>
          </table:table-cell>
          <table:table-cell table:style-name="ce105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8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48</text:p>
          </table:table-cell>
          <table:table-cell table:style-name="ce104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49</text:p>
          </table:table-cell>
          <table:table-cell table:style-name="ce105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8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0</text:p>
          </table:table-cell>
          <table:table-cell table:style-name="ce104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1</text:p>
          </table:table-cell>
          <table:table-cell table:style-name="ce105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8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2</text:p>
          </table:table-cell>
          <table:table-cell table:style-name="ce104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28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3</text:p>
          </table:table-cell>
          <table:table-cell table:style-name="ce105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4</text:p>
          </table:table-cell>
          <table:table-cell table:style-name="ce104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28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5</text:p>
          </table:table-cell>
          <table:table-cell table:style-name="ce105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8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6</text:p>
          </table:table-cell>
          <table:table-cell table:style-name="ce104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28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7</text:p>
          </table:table-cell>
          <table:table-cell table:style-name="ce105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58</text:p>
          </table:table-cell>
          <table:table-cell table:style-name="ce104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28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59</text:p>
          </table:table-cell>
          <table:table-cell table:style-name="ce105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8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2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0</text:p>
          </table:table-cell>
          <table:table-cell table:style-name="ce105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1</text:p>
          </table:table-cell>
          <table:table-cell table:style-name="ce105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2</text:p>
          </table:table-cell>
          <table:table-cell table:style-name="ce104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3</text:p>
          </table:table-cell>
          <table:table-cell table:style-name="ce104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3" office:value-type="string" calcext:value-type="string">
            <text:p>364</text:p>
          </table:table-cell>
          <table:table-cell table:style-name="ce105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5</text:p>
          </table:table-cell>
          <table:table-cell table:style-name="ce104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gazeo.pl/" xlink:type="simple">https://gazeo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6</text:p>
          </table:table-cell>
          <table:table-cell table:style-name="ce105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gpcodzienni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7</text:p>
          </table:table-cell>
          <table:table-cell table:style-name="ce104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gazeta-mlawska.pl/" xlink:type="simple">https://gazeta-mlawska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68</text:p>
          </table:table-cell>
          <table:table-cell table:style-name="ce104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gazetaostrowska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69</text:p>
          </table:table-cell>
          <table:table-cell table:style-name="ce105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://gazetakartuska.pl/" xlink:type="simple">http://gazetakartusk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://www.gazeta-wiesci.pl/" xlink:type="simple">http://www.gazeta-wiesc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1</text:p>
          </table:table-cell>
          <table:table-cell table:style-name="ce105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://glogow.info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2</text:p>
          </table:table-cell>
          <table:table-cell table:style-name="ce105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gazetka.be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3</text:p>
          </table:table-cell>
          <table:table-cell table:style-name="ce105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gf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4</text:p>
          </table:table-cell>
          <table:table-cell table:style-name="ce104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infobrzeszcze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5</text:p>
          </table:table-cell>
          <table:table-cell table:style-name="ce105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6</text:p>
          </table:table-cell>
          <table:table-cell table:style-name="ce104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7</text:p>
          </table:table-cell>
          <table:table-cell table:style-name="ce105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www.glok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78</text:p>
          </table:table-cell>
          <table:table-cell table:style-name="ce105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www.speedtest.pl/" xlink:type="simple">https://www.speedtest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79</text:p>
          </table:table-cell>
          <table:table-cell table:style-name="ce104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www.isbzdrowie.pl/" xlink:type="simple">https://www.isbzdrow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0</text:p>
          </table:table-cell>
          <table:table-cell table:style-name="ce105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www.ipon.pl/" xlink:type="simple">https://www.ipon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1</text:p>
          </table:table-cell>
          <table:table-cell table:style-name="ce104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www.info.elblag.pl/" xlink:type="simple">https://www.info.elbla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4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kliknijwzdrowie.pl/" xlink:type="simple">https://kliknijwzdrow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3</text:p>
          </table:table-cell>
          <table:table-cell table:style-name="ce104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2" office:value-type="string" calcext:value-type="string">
            <text:p><text:a xlink:href="http://jarmark.com.pl/" xlink:type="simple">http://jarmark.com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4</text:p>
          </table:table-cell>
          <table:table-cell table:style-name="ce104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5</text:p>
          </table:table-cell>
          <table:table-cell table:style-name="ce105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6</text:p>
          </table:table-cell>
          <table:table-cell table:style-name="ce104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infokonin.pl/" xlink:type="simple">https://infokonin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/>
          <table:table-cell table:style-name="ce105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7</text:p>
          </table:table-cell>
          <table:table-cell table:style-name="ce104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gwarminska.pl/" xlink:type="simple">https://gwarmin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88</text:p>
          </table:table-cell>
          <table:table-cell table:style-name="ce105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 office:value-type="string" calcext:value-type="string">
            <text:p>389</text:p>
          </table:table-cell>
          <table:table-cell table:style-name="ce104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104" table:number-columns-repeated="3"/>
          <table:table-cell table:style-name="ce104" table:content-validation-name="val1"/>
          <table:table-cell table:style-name="ce104"/>
          <table:table-cell table:style-name="ce57"/>
          <table:table-cell table:number-columns-repeated="1011"/>
        </table:table-row>
        <table:table-row table:style-name="ro3">
          <table:table-cell table:style-name="ce3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a xlink:href="http://infobeskidy.eu/" xlink:type="simple">http://infobeskidy.eu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05" table:number-columns-repeated="3"/>
          <table:table-cell table:style-name="ce105" table:content-validation-name="val1"/>
          <table:table-cell table:style-name="ce105"/>
          <table:table-cell table:style-name="ce58"/>
          <table:table-cell table:number-columns-repeated="1011"/>
        </table:table-row>
        <table:table-row table:style-name="ro3">
          <table:table-cell table:style-name="ce2"/>
          <table:table-cell table:style-name="ce104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1</text:p>
          </table:table-cell>
          <table:table-cell table:style-name="ce105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104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2</text:p>
          </table:table-cell>
          <table:table-cell table:style-name="ce104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1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105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www.anywhere.pl/" xlink:type="simple">https://www.anywhere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www.abcslubu.pl/" xlink:type="simple">https://www.abcslubu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5</text:p>
          </table:table-cell>
          <table:table-cell table:style-name="ce105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isel.edu.pl/forum/" xlink:type="simple">https://isel.edu.pl/foru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enerad.pl/" xlink:type="simple">https://enerad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7</text:p>
          </table:table-cell>
          <table:table-cell table:style-name="ce105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://www.gloskatowic.pl/" xlink:type="simple">http://www.gloskatowic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://www.glosczestochowy.pl/" xlink:type="simple">http://www.glosczestochowy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399</text:p>
          </table:table-cell>
          <table:table-cell table:style-name="ce105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://www.dziennikopolski.pl/" xlink:type="simple">http://www.dziennikopolski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1</text:p>
          </table:table-cell>
          <table:table-cell table:style-name="ce105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://www.glostrojmiasta.pl/" xlink:type="simple">http://www.glostrojmiast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3</text:p>
          </table:table-cell>
          <table:table-cell table:style-name="ce105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://www.gloskrakowa.pl/" xlink:type="simple">http://www.gloskrakow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5</text:p>
          </table:table-cell>
          <table:table-cell table:style-name="ce105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07</text:p>
          </table:table-cell>
          <table:table-cell table:style-name="ce105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s://gazetatwojeinfo.pl/" xlink:type="simple">https://gazetatwojeinf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105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05" office:value-type="string" calcext:value-type="string">
            <text:p><text:a xlink:href="http://reklama.prokopienko.pl/" xlink:type="simple">http://reklama.prokopienk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09</text:p>
          </table:table-cell>
          <table:table-cell table:style-name="ce105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04" office:value-type="string" calcext:value-type="string">
            <text:p>zsmie.torun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1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1</text:p>
          </table:table-cell>
          <table:table-cell table:style-name="ce105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1" office:value-type="string" calcext:value-type="string">
            <text:p><text:a xlink:href="http://pionki24.pl/" xlink:type="simple">http://pionki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://lipsko24.pl/" xlink:type="simple">http://lipsko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4</text:p>
          </table:table-cell>
          <table:table-cell table:style-name="ce105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kramik.pl/" xlink:type="simple">https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://www.kujawy.info/" xlink:type="simple">http://www.kujawy.inf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://www.maritime.com.pl/" xlink:type="simple">http://www.maritime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magazif.com/" xlink:type="simple">https://magazif.com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19</text:p>
          </table:table-cell>
          <table:table-cell table:style-name="ce105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lsw24.pl/" xlink:type="simple">https://lsw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1</text:p>
          </table:table-cell>
          <table:table-cell table:style-name="ce105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lpg-forum.pl/" xlink:type="simple">https://lpg-foru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2</text:p>
          </table:table-cell>
          <table:table-cell table:style-name="ce105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www.lokalna.news/" xlink:type="simple">https://www.lokalna.news</text:a></text:p>
          </table:table-cell>
          <table:table-cell table:style-name="ce38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www.linguajob.pl/" xlink:type="simple">https://www.linguajob.p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4</text:p>
          </table:table-cell>
          <table:table-cell table:style-name="ce105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mapa.targeo.pl/" xlink:type="simple">https://mapa.targe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6</text:p>
          </table:table-cell>
          <table:table-cell table:style-name="ce105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mapabts.pl/" xlink:type="simple">https://mapabts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www.lakiernictwo.net/" xlink:type="simple">https://www.lakiernictwo.net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29</text:p>
          </table:table-cell>
          <table:table-cell table:style-name="ce105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1</text:p>
          </table:table-cell>
          <table:table-cell table:style-name="ce105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2</text:p>
          </table:table-cell>
          <table:table-cell table:style-name="ce105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brodnica-cbr.pl/" xlink:type="simple">https://brodnica-cbr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lipno-cli.pl/" xlink:type="simple">https://lipno-cl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wterenie.pl/" xlink:type="simple">https://wteren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38</text:p>
          </table:table-cell>
          <table:table-cell table:style-name="ce105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nolesnica.pl/" xlink:type="simple">https://nolesnic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cieszyninfo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gazetalubliniecka.pl/2020/07/14/proboszcz-wyszedl-z-aresztu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2</text:p>
          </table:table-cell>
          <table:table-cell table:style-name="ce257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nowinylokalne.pl/czeka-nas-fala-wzrostu-zaburzen-psychicznych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3</text:p>
          </table:table-cell>
          <table:table-cell table:style-name="ce257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kierowcyhgv.uk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4</text:p>
          </table:table-cell>
          <table:table-cell table:style-name="Default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warzywapolow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Default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petronews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6</text:p>
          </table:table-cell>
          <table:table-cell table:style-name="ce105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piszan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48</text:p>
          </table:table-cell>
          <table:table-cell table:style-name="ce257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0</text:p>
          </table:table-cell>
          <table:table-cell table:style-name="ce105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s text:c="2"/>http://nml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s://miedzyrzec.info/" xlink:type="simple">https://miedzyrzec.info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2</text:p>
          </table:table-cell>
          <table:table-cell table:style-name="ce105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4</text:p>
          </table:table-cell>
          <table:table-cell table:style-name="ce105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s://mobileclick.pl/" xlink:type="simple">https://mobileclick.pl/</text:a></text:p>
          </table:table-cell>
          <table:table-cell table:style-name="ce38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5</text:p>
          </table:table-cell>
          <table:table-cell table:style-name="ce105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7</text:p>
          </table:table-cell>
          <table:table-cell table:style-name="ce105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://wirtualnynowydwor.pl/" xlink:type="simple">http://wirtualnynowydwor.pl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59</text:p>
          </table:table-cell>
          <table:table-cell table:style-name="ce105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3</text:p>
          </table:table-cell>
          <table:table-cell table:style-name="ce105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oknonawagrowiec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online-tv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operatorzy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olesnicainfo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7</text:p>
          </table:table-cell>
          <table:table-cell table:style-name="ce105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pozytywniej.pl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69</text:p>
          </table:table-cell>
          <table:table-cell table:style-name="ce105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proszkow.eu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s://www.polsatnews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polsatnews.pl/wiadomosc/2020-07-24/polityczna-walka-o-nastepce-rpo-sa-pierwsze-nazwiska/?ref=kafle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3</text:p>
          </table:table-cell>
          <table:table-cell table:style-name="ce257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polsatnews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257"/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://pik.kielce.pl/aktualnosci/mwk-powiekszylo-kolekcje.htm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63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6</text:p>
          </table:table-cell>
          <table:table-cell table:style-name="ce111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www.chamsko.pl/page/29</text:p>
          </table:table-cell>
          <table:table-cell table:style-name="ce38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7</text:p>
          </table:table-cell>
          <table:table-cell table:style-name="ce111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https://www.olsztyn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104" office:value-type="string" calcext:value-type="string">
            <text:p>http://openkatalog.com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79</text:p>
          </table:table-cell>
          <table:table-cell table:style-name="ce111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0</text:p>
          </table:table-cell>
          <table:table-cell table:style-name="Default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4"/>
          <table:table-cell table:number-columns-repeated="1016"/>
        </table:table-row>
        <table:table-row table:style-name="ro1">
          <table:table-cell table:style-name="ce3" office:value-type="string" calcext:value-type="string">
            <text:p>481</text:p>
          </table:table-cell>
          <table:table-cell table:style-name="ce105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stomil.olsztyn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83</text:p>
          </table:table-cell>
          <table:table-cell table:style-name="ce111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legionisci.com/news/81164_Wyniki_legionistow_w_Lotos_Nord_Cup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4</text:p>
          </table:table-cell>
          <table:table-cell table:style-name="ce111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pomorskifutbol.pl/news_11426_PKO-Ekstraklasa_-Rakow-Czestochowa-3-2-Arka-Gdynia.htm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11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111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85</text:p>
          </table:table-cell>
          <table:table-cell table:style-name="ce111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mojewronki.pl/2020/06/jedna-osoba-w-szpitalu-po-groznym-wypadku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/>
          <table:table-cell table:style-name="ce111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https://futbolnews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487</text:p>
          </table:table-cell>
          <table:table-cell table:style-name="ce105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://ulub.pl/3PYwVHIOHq/6ix9ine-yaya-lyricsletra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05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1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90</text:p>
          </table:table-cell>
          <table:table-cell table:style-name="ce105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://promocja.mielec.pl/" xlink:type="simple">http://promocja.mielec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2</text:p>
          </table:table-cell>
          <table:table-cell table:style-name="ce111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s://przegladoponiarski.pl/" xlink:type="simple">https://przegladoponiarski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93</text:p>
          </table:table-cell>
          <table:table-cell table:style-name="ce111" office:value-type="string" calcext:value-type="string">
            <text:p>przekrojlokalny.pl##.banner_zo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://przekrojlokalny.pl/" xlink:type="simple">http://przekrojlokalny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4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przemysl24.pl/" xlink:type="simple">https://www.przemysl24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 office:value-type="string" calcext:value-type="string">
            <text:p>przemysl24.pl##.f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95</text:p>
          </table:table-cell>
          <table:table-cell table:style-name="ce105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s://radiowrzesnia.pl/" xlink:type="simple">https://radiowrzesnia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||radiowrzesnia.pl^*^pum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 office:value-type="string" calcext:value-type="string">
            <text:p>radiofest.pl##.ad-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s://radio7.pl/" xlink:type="simple">https://radio7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498</text:p>
          </table:table-cell>
          <table:table-cell table:style-name="ce111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1" office:value-type="string" calcext:value-type="string">
            <text:p><text:a xlink:href="https://ciechanowinaczej.pl/" xlink:type="simple">https://ciechanowinaczej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9</text:p>
          </table:table-cell>
          <table:table-cell table:style-name="ce111" office:value-type="string" calcext:value-type="string">
            <text:p>_tauron_750x200.$domain=radioe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www.radioem.pl/" xlink:type="simple">https://www.radioem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0</text:p>
          </table:table-cell>
          <table:table-cell table:style-name="ce105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1</text:p>
          </table:table-cell>
          <table:table-cell table:style-name="ce105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502</text:p>
          </table:table-cell>
          <table:table-cell table:style-name="ce111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3</text:p>
          </table:table-cell>
          <table:table-cell table:style-name="ce111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4</text:p>
          </table:table-cell>
          <table:table-cell table:style-name="ce105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5</text:p>
          </table:table-cell>
          <table:table-cell table:style-name="ce111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6</text:p>
          </table:table-cell>
          <table:table-cell table:style-name="ce105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1" office:value-type="string" calcext:value-type="string">
            <text:p><text:a xlink:href="https://kopalniawiedzy.pl/" xlink:type="simple">https://kopalniawiedzy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08</text:p>
          </table:table-cell>
          <table:table-cell table:style-name="ce111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s://www.marihuana.info.pl/" xlink:type="simple">https://www.marihuana.info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509</text:p>
          </table:table-cell>
          <table:table-cell table:style-name="ce111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://www.radiopik.pl/" xlink:type="simple">http://www.radiopik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510</text:p>
          </table:table-cell>
          <table:table-cell table:style-name="ce111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://radio.opole.pl/" xlink:type="simple">http://radio.opole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s://www.kryptoholik.pl/" xlink:type="simple">https://www.kryptoholik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3</text:p>
          </table:table-cell>
          <table:table-cell table:style-name="ce13" office:value-type="string" calcext:value-type="string">
            <text:p>memytutaj.pl#@##top-ad</text:p>
          </table:table-cell>
          <table:table-cell table:style-name="ce21" table:content-validation-name="val1" office:value-type="string" calcext:value-type="string">
            <text:p>WHITE</text:p>
          </table:table-cell>
          <table:table-cell table:style-name="ce35" office:value-type="string" calcext:value-type="string">
            <text:p><text:a xlink:href="http://memytutaj.pl/top" xlink:type="simple">http://memytutaj.pl/top</text:a></text:p>
          </table:table-cell>
          <table:table-cell table:style-name="ce39" office:value-type="string" calcext:value-type="string">
            <text:p>yes</text:p>
          </table:table-cell>
          <table:table-cell table:style-name="ce49" office:value-type="string" calcext:value-type="string">
            <text:p>easylist</text:p>
          </table:table-cell>
          <table:table-cell table:style-name="ce54" office:value-type="string" calcext:value-type="string">
            <text:p>yes</text:p>
          </table:table-cell>
          <table:table-cell table:style-name="ce34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2">
          <table:table-cell office:value-type="string" calcext:value-type="string">
            <text:p>514</text:p>
          </table:table-cell>
          <table:table-cell table:style-name="ce111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s://www.mojadieta.pl/" xlink:type="simple">https://www.mojadieta.pl/</text:a>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515</text:p>
          </table:table-cell>
          <table:table-cell table:style-name="ce111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1" office:value-type="string" calcext:value-type="string">
            <text:p><text:a xlink:href="http://www.racingforum.pl/" xlink:type="simple">http://www.racingforum.pl/</text:a>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www.oprocentowanielokat.pl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7</text:p>
          </table:table-cell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18</text:p>
          </table:table-cell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19</text:p>
          </table:table-cell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www.wirtualnemedia.pl/" xlink:type="simple">https://www.wirtualnemedia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1</text:p>
          </table:table-cell>
          <table:table-cell table:style-name="ce257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https://leki.abczdrowie.pl/p/prostogal-1000-spec-przed-rol-prod-gal-l-p-m-l-s-j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bloog.pl/inne/nowoczesna-drukarnia-czym-powinna-sie-wyrozniac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3</text:p>
          </table:table-cell>
          <table:table-cell table:style-name="ce105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5" office:value-type="string" calcext:value-type="string">
            <text:p><text:a xlink:href="http://kcynia.info/" xlink:type="simple">http://kcyni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11" office:value-type="string" calcext:value-type="string">
            <text:p><text:a xlink:href="https://musiclovers.pl/" xlink:type="simple">https://musiclover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105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7</text:p>
          </table:table-cell>
          <table:table-cell table:style-name="ce105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namasce.pl/" xlink:type="simple">https://namasc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<text:a xlink:href="https://www.nakolei.pl/" xlink:type="simple">https://www.nakolei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29</text:p>
          </table:table-cell>
          <table:table-cell table:style-name="ce105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5" office:value-type="string" calcext:value-type="string">
            <text:p><text:a xlink:href="https://naszagazeta.info/" xlink:type="simple">https://naszagazet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04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38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05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05"/>
          <table:table-cell table:style-name="ce38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04" office:value-type="string" calcext:value-type="string">
            <text:p>http://www.torun.com.pl/index.php?art_id=*&amp;id_news=*&amp;fbclid=*</text:p>
          </table:table-cell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532</text:p>
          </table:table-cell>
          <table:table-cell table:style-name="ce13" office:value-type="string" calcext:value-type="string">
            <text:p>polska-ie.com#@##adsense</text:p>
          </table:table-cell>
          <table:table-cell table:style-name="ce82" table:content-validation-name="val1" office:value-type="string" calcext:value-type="string">
            <text:p>WHITE</text:p>
          </table:table-cell>
          <table:table-cell table:style-name="ce35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18" office:value-type="string" calcext:value-type="string">
            <text:p>yes</text:p>
          </table:table-cell>
          <table:table-cell table:style-name="ce133" office:value-type="string" calcext:value-type="string">
            <text:p>easylist</text:p>
          </table:table-cell>
          <table:table-cell table:style-name="ce141" office:value-type="string" calcext:value-type="string">
            <text:p>yes</text:p>
          </table:table-cell>
          <table:table-cell table:style-name="ce34" office:value-type="string" calcext:value-type="string">
            <text:p>DONE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05"/>
          <table:table-cell table:style-name="ce18" table:content-validation-name="val1" office:value-type="string" calcext:value-type="string">
            <text:p>BLOCK</text:p>
          </table:table-cell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number-columns-repeated="1017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table:style-name="ce145"/>
          <table:table-cell table:style-name="ce154"/>
          <table:table-cell table:style-name="ce166"/>
          <table:table-cell table:number-columns-repeated="1018"/>
        </table:table-row>
        <table:table-row table:style-name="ro5">
          <table:table-cell table:number-columns-repeated="3"/>
          <table:table-cell table:style-name="ce146"/>
          <table:table-cell table:style-name="ce154"/>
          <table:table-cell table:style-name="ce166"/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http://radioq.fm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radiofon.fm/" xlink:type="simple">http://radiofon.fm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radiojura.pl/pks-czestochowa-jest-w-fazie-likwidacji-a-kierowcy-za-ten-stan-obwiniaja-rzad.html" xlink:type="simple">https://www.radiojura.pl/pks-czestochowa-jest-w-fazie-likwidacji-a-kierowcy-za-ten-stan-obwiniaja-rzad.htm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yclonslider-reklama</text:p>
          </table:table-cell>
          <table:table-cell/>
          <table:table-cell office:value-type="string" calcext:value-type="string">
            <text:p><text:a xlink:href="https://www.radiopiekary.pl/" xlink:type="simple">https://www.radiopiekary.pl/</text:a>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ce45"/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<text:a xlink:href="https://www.radiozw.com.pl/gosciem-radia-zw-byl-wlodzimierz-stochnialek-soltys-strojca-gm-praszka/" xlink:type="simple">https://www.radiozw.com.pl/gosciem-radia-zw-byl-wlodzimierz-stochnialek-soltys-strojca-gm-praszka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obliczeniowo.com.pl/2" xlink:type="simple">https://www.obliczeniowo.com.pl/2</text:a>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 table:number-columns-repeated="3"/>
          <table:table-cell table:style-name="ce104"/>
          <table:table-cell table:style-name="ce38"/>
          <table:table-cell table:style-name="ce42"/>
          <table:table-cell table:number-columns-repeated="1018"/>
        </table:table-row>
        <table:table-row table:style-name="ro1">
          <table:table-cell table:number-columns-repeated="3"/>
          <table:table-cell table:style-name="ce105"/>
          <table:table-cell table:style-name="ce38"/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04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string" calcext:value-type="string">
            <text:p>check connection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arihuanamedyczna.com/grafika/nielegalna-marihuana" xlink:type="simple">https://marihuanamedyczna.com/grafika/nielegalna-marihuana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aterialybudowlane.info.pl/pl/" xlink:type="simple">https://materialybudowlane.info.pl/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azury.info.pl/" xlink:type="simple">http://mazury.info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/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www.konstancin.com/" xlink:type="simple">http://www.konstancin.com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/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kronikamontrealska.com/" xlink:type="simple">http://kronikamontrealska.com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5"/>
          <table:table-cell table:style-name="ce38"/>
          <table:table-cell table:style-name="ce45"/>
          <table:table-cell table:number-columns-repeated="1018"/>
        </table:table-row>
        <table:table-row table:style-name="ro3">
          <table:table-cell table:number-columns-repeated="3"/>
          <table:table-cell table:style-name="ce104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kryptoporadnik.pl/" xlink:type="simple">http://kryptoporadnik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kryptowaluty.info.pl/konferencja-infoshare-13-14-maja-w-gdansku/" xlink:type="simple">https://kryptowaluty.info.pl/konferencja-infoshare-13-14-maja-w-gdansku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kurier-kolski.pl/" xlink:type="simple">https://kurier-kolski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kurierzamojski.pl/" xlink:type="simple">https://www.kurierzamojski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 office:value-type="string" calcext:value-type="string">
            <text:p>? Adbanner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lubaczow.tv/choragiew-podkarpacka-zhp/" xlink:type="simple">http://lubaczow.tv/choragiew-podkarpacka-zhp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5"/>
          <table:table-cell table:style-name="ce38"/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04"/>
          <table:table-cell table:style-name="ce38" office:value-type="string" calcext:value-type="string">
            <text:p>no</text:p>
          </table:table-cell>
          <table:table-cell table:style-name="ce46"/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agazyn.elubin.pl/" xlink:type="simple">http://magazyn.elubin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 office:value-type="string" calcext:value-type="string">
            <text:p>ads?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agazyngitarzysta.pl/" xlink:type="simple">https://magazyngitarzyst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string" calcext:value-type="string">
            <text:p>broken?</text:p>
          </table:table-cell>
          <table:table-cell table:style-name="ce38" office:value-type="string" calcext:value-type="string">
            <text:p>no</text:p>
          </table:table-cell>
          <table:table-cell table:style-name="ce46" office:value-type="string" calcext:value-type="string">
            <text:p><text:a xlink:href="http://www.maniak.tv/" xlink:type="simple">http://www.maniak.tv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4"/>
          <table:table-cell table:style-name="ce38"/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hmkuchnie.eu/" xlink:type="simple">https://mhmkuchnie.eu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5"/>
          <table:table-cell table:style-name="ce38" office:value-type="string" calcext:value-type="string">
            <text:p>no</text:p>
          </table:table-cell>
          <table:table-cell table:style-name="ce43"/>
          <table:table-cell table:number-columns-repeated="1018"/>
        </table:table-row>
        <table:table-row table:style-name="ro3">
          <table:table-cell table:number-columns-repeated="3"/>
          <table:table-cell table:style-name="ce104" office:value-type="string" calcext:value-type="string">
            <text:p>FooterBanner + 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miastoiludzie.pl/" xlink:type="simple">http://miastoiludzie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string" calcext:value-type="string">
            <text:p>popup _td-a-rec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www.miechowski.pl/category/kutura/" xlink:type="simple">http://www.miechowski.pl/category/kutura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/>
          <table:table-cell table:style-name="ce38" office:value-type="string" calcext:value-type="string">
            <text:p>no</text:p>
          </table:table-cell>
          <table:table-cell table:style-name="ce45"/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iejscawewroclawiu.pl/" xlink:type="simple">https://miejscawewroclawiu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s://mieszkaniec.pl/" xlink:type="simple">https://mieszkaniec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ierzyn24.pl/news.php" xlink:type="simple">http://mierzyn24.pl/news.php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obileclick.pl/prognoza-pogody-najpopularniejsze-aplikacje-pogodowe-na-androida/" xlink:type="simple">https://mobileclick.pl/prognoza-pogody-najpopularniejsze-aplikacje-pogodowe-na-androida/</text:a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4"/>
          <table:table-cell table:style-name="ce38"/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string" calcext:value-type="string">
            <text:p>metaslider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mojadieta.pl/" xlink:type="simple">https://www.mojadiet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://mojewronki.pl/2020/05/pracownicy-samsunga-z-wynikiem-negatywnym/" xlink:type="simple">http://mojewronki.pl/2020/05/pracownicy-samsunga-z-wynikiem-negatywnym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2" office:value-type="string" calcext:value-type="string">
            <text:p><text:a xlink:href="http://www.mojlask.pl/" xlink:type="simple">http://www.mojlask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float" office:value="2" calcext:value-type="float">
            <text:p>2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www.motocykle125.pl/" xlink:type="simple">https://www.motocykle125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/>
          <table:table-cell table:style-name="ce38" office:value-type="string" calcext:value-type="string">
            <text:p>no</text:p>
          </table:table-cell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105" office:value-type="float" office:value="1" calcext:value-type="float">
            <text:p>1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<text:a xlink:href="https://mymma.pl/" xlink:type="simple">https://mymma.pl/</text:a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04" office:value-type="string" calcext:value-type="string">
            <text:p>1+2</text:p>
          </table:table-cell>
          <table:table-cell table:style-name="ce38" office:value-type="string" calcext:value-type="string">
            <text:p>no</text:p>
          </table:table-cell>
          <table:table-cell table:style-name="ce46" office:value-type="string" calcext:value-type="string">
            <text:p><text:a xlink:href="https://mypolacy.nl/" xlink:type="simple">https://mypolacy.nl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plakat</text:p>
          </table:table-cell>
          <table:table-cell/>
          <table:table-cell office:value-type="string" calcext:value-type="string">
            <text:p><text:a xlink:href="https://polski-tenis.pl/drugi-start-michalka-w-usa/" xlink:type="simple">https://polski-tenis.pl/drugi-start-michalka-w-usa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wartozobaczyc</text:p>
          </table:table-cell>
          <table:table-cell/>
          <table:table-cell office:value-type="string" calcext:value-type="string">
            <text:p><text:a xlink:href="http://polskiemiasta.tv/" xlink:type="simple">http://polskiemiasta.tv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orozmawiajmy.tv/staroslowianska-wiedza-wielkiej-tradycji-polnocy-grzegorz-skura/" xlink:type="simple">https://porozmawiajmy.tv/staroslowianska-wiedza-wielkiej-tradycji-polnocy-grzegorz-skura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ja.tv/" xlink:type="simple">https://gaja.tv</text:a>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ads in the new window</text:p>
          </table:table-cell>
          <table:table-cell/>
          <table:table-cell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mini popups</text:p>
          </table:table-cell>
          <table:table-cell/>
          <table:table-cell office:value-type="string" calcext:value-type="string">
            <text:p><text:a xlink:href="https://cda-hd.cc/46520/ostatni-na-swiecie-bokeh-2017-online/?__cf_chl_jschl_tk__=28fba7266095e5fe189e2702271e617fc265e5bf-1592385131-0-AWlcZBGCNDU2GfwjHAlcxiad66cMdYTIXmRO1vuUBvRmfGaMYSubKIsMwbYtfN7V-x8brUaGNwR9-XUiqZRIkWwWvcFjk5g6rAV2zM4bGByOUV-giePNhrp" xlink:type="simple"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portal.dlugoleka.pl/" xlink:type="simple">http://portal.dlugoleka.pl/</text:a>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18"/>
        </table:table-row>
        <table:table-row table:style-name="ro5">
          <table:table-cell table:number-columns-repeated="5"/>
          <table:table-cell table:style-name="ce46"/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rzeambitni.pl/" xlink:type="simple">https://przeambitni.pl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przedsiebiorcy.eu/" xlink:type="simple">http://przedsiebiorcy.eu/</text:a>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6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nanarty.info/" xlink:type="simple">http://nanarty.info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<text:a xlink:href="https://naszafloryda.com/" xlink:type="simple">https://naszafloryda.com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<text:a xlink:href="https://naszabramow.pl/" xlink:type="simple">https://naszabramow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?</text:p>
          </table:table-cell>
          <table:table-cell/>
          <table:table-cell office:value-type="string" calcext:value-type="string">
            <text:p>http://www.abc-dachy.pl/index2.php?site=publikacje&amp;dzial=Folie%20dachowe&amp;baza=folie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naszekielce.com/" xlink:type="simple">http://naszekielce.com</text:a></text:p>
          </table:table-cell>
          <table:table-cell table:number-columns-repeated="1018"/>
        </table:table-row>
        <table:table-row table:style-name="ro5">
          <table:table-cell table:number-columns-repeated="5"/>
          <table:table-cell table:style-name="ce45"/>
          <table:table-cell table:number-columns-repeated="1018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perspektywy.pl/portal/" xlink:type="simple">http://perspektywy.pl/portal/</text:a></text:p>
          </table:table-cell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2szt</text:p>
          </table:table-cell>
          <table:table-cell/>
          <table:table-cell office:value-type="string" calcext:value-type="string">
            <text:p><text:a xlink:href="http://poludnie.com.pl/" xlink:type="simple">http://poludnie.com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://podrogach.pl/test-opon-letnich-215-55-r17-gtu-2020/" xlink:type="simple">http://podrogach.pl/test-opon-letnich-215-55-r17-gtu-2020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polskaizbabranzypogrzebowej.pl/" xlink:type="simple">http://polskaizbabranzypogrzebowej.pl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<text:a xlink:href="http://polnocna.tv/" xlink:type="simple">http://polnocna.tv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<text:a xlink:href="https://www.polonia-peterborough.uk/" xlink:type="simple">https://www.polonia-peterborough.uk</text:a></text:p>
          </table:table-cell>
          <table:table-cell table:number-columns-repeated="1018"/>
        </table:table-row>
        <table:table-row table:style-name="ro5">
          <table:table-cell table:number-columns-repeated="5"/>
          <table:table-cell office:value-type="string" calcext:value-type="string">
            <text:p>https://2conv.com/pl53/terms/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3"/>
          <table:table-cell table:style-name="ce105" office:value-type="string" calcext:value-type="string">
            <text:p>^banner-$domain=lubanski.eu</text:p>
          </table:table-cell>
          <table:table-cell/>
          <table:table-cell table:style-name="ce105" office:value-type="string" calcext:value-type="string">
            <text:p><text:a xlink:href="http://www.lubanski.eu/" xlink:type="simple">http://www.lubanski.eu/</text:a>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8" office:value-type="string" calcext:value-type="string">
            <text:p>lubanski.eu###primary-widget-area &gt; .widget_enqtran_images_banner_widge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05" office:value-type="string" calcext:value-type="string">
            <text:p>lubanski.eu##aside[id^="banner-"]</text:p>
          </table:table-cell>
          <table:table-cell table:number-columns-repeated="1020"/>
        </table:table-row>
        <table:table-row table:style-name="ro5" table:number-rows-repeated="104758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filters.C891:filters.C1048576 filters.C872:filters.C876 filters.C878:filters.C889 filters.C1:filters.C870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990:filters.F1048576 filters.F965:filters.F988 filters.F891:filters.F963 filters.F1:filters.F889">
            <calcext:condition calcext:apply-style-name="Error" calcext:value="=&quot;easylist&quot;" calcext:base-cell-address="filters.F1"/>
          </calcext:conditional-format>
          <calcext:conditional-format calcext:target-range-address="filters.E891:filters.E1048576 filters.E818:filters.E828 filters.E831:filters.E889 filters.E1:filters.E81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891:filters.G1048576 filters.G1:filters.G889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77:filters.C877">
            <calcext:condition calcext:apply-style-name="Neutral" calcext:value="=&quot;HIDE&quot;" calcext:base-cell-address="filters.C877"/>
            <calcext:condition calcext:apply-style-name="Good" calcext:value="=&quot;BLOCK&quot;" calcext:base-cell-address="filters.C877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0:filters.C890">
            <calcext:condition calcext:apply-style-name="Neutral" calcext:value="=&quot;HIDE&quot;" calcext:base-cell-address="filters.C890"/>
            <calcext:condition calcext:apply-style-name="Good" calcext:value="=&quot;BLOCK&quot;" calcext:base-cell-address="filters.C890"/>
          </calcext:conditional-format>
          <calcext:conditional-format calcext:target-range-address="filters.E890:filters.E890">
            <calcext:condition calcext:apply-style-name="Good" calcext:value="=&quot;yes&quot;" calcext:base-cell-address="filters.E890"/>
            <calcext:condition calcext:apply-style-name="Bad" calcext:value="=&quot;no&quot;" calcext:base-cell-address="filters.E890"/>
            <calcext:condition calcext:apply-style-name="Accent 2" calcext:value="=&quot;revert&quot;" calcext:base-cell-address="filters.E890"/>
          </calcext:conditional-format>
          <calcext:conditional-format calcext:target-range-address="filters.F890:filters.F890">
            <calcext:condition calcext:apply-style-name="Error" calcext:value="=&quot;easylist&quot;" calcext:base-cell-address="filters.F890"/>
          </calcext:conditional-format>
          <calcext:conditional-format calcext:target-range-address="filters.G890:filters.G890">
            <calcext:condition calcext:apply-style-name="Good" calcext:value="=&quot;yes&quot;" calcext:base-cell-address="filters.G890"/>
            <calcext:condition calcext:apply-style-name="Bad" calcext:value="=&quot;no&quot;" calcext:base-cell-address="filters.G890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127"/>
        <table:table-row table:style-name="ro7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7" table:number-rows-repeated="104830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new_sites" table:style-name="ta3">
        <table:table-column table:style-name="co9" table:default-cell-style-name="ce127"/>
        <table:table-column table:style-name="co10" table:default-cell-style-name="ce127"/>
        <table:table-column table:style-name="co11" table:default-cell-style-name="ce127"/>
        <table:table-column table:style-name="co9" table:number-columns-repeated="1021" table:default-cell-style-name="ce127"/>
        <table:table-row table:style-name="ro7">
          <table:table-cell/>
          <table:table-cell table:style-name="ce169" office:value-type="string" calcext:value-type="string">
            <text:p>name</text:p>
          </table:table-cell>
          <table:table-cell table:number-columns-repeated="1022"/>
        </table:table-row>
        <table:table-row table:style-name="ro5">
          <table:table-cell/>
          <table:table-cell table:style-name="ce170" office:value-type="string" calcext:value-type="string">
            <text:p>http://drhtv.com.pl/wyniki-live.html</text:p>
          </table:table-cell>
          <table:table-cell table:style-name="ce171" office:value-type="string" calcext:value-type="string">
            <text:p>difficult</text:p>
          </table:table-cell>
          <table:table-cell table:style-name="ce208" office:value-type="string" calcext:value-type="string">
            <text:p>drhtv.com.pl##a[href*="fortunaaffiliates.com"]</text:p>
          </table:table-cell>
          <table:table-cell table:number-columns-repeated="4"/>
          <table:table-cell table:style-name="ce210"/>
          <table:table-cell/>
          <table:table-cell office:value-type="string" calcext:value-type="string">
            <text:p>tricky:</text:p>
          </table:table-cell>
          <table:table-cell table:number-columns-repeated="1013"/>
        </table:table-row>
        <table:table-row table:style-name="ro1">
          <table:table-cell/>
          <table:table-cell table:style-name="ce170" office:value-type="string" calcext:value-type="string">
            <text:p>http://strims.world/CuprumLubinCzarniRadom.php</text:p>
          </table:table-cell>
          <table:table-cell table:style-name="ce171" office:value-type="string" calcext:value-type="string">
            <text:p>difficult</text:p>
          </table:table-cell>
          <table:table-cell table:number-columns-repeated="4"/>
          <table:table-cell table:style-name="ce171"/>
          <table:table-cell table:style-name="ce211"/>
          <table:table-cell table:style-name="ce171"/>
          <table:table-cell table:style-name="ce105" office:value-type="string" calcext:value-type="string">
            <text:p>https://ddb24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vertiq.se</text:p>
          </table:table-cell>
          <table:table-cell table:style-name="ce172"/>
          <table:table-cell table:number-columns-repeated="4"/>
          <table:table-cell table:style-name="ce171"/>
          <table:table-cell table:style-name="ce211"/>
          <table:table-cell table:style-name="ce171"/>
          <table:table-cell table:style-name="ce105" office:value-type="string" calcext:value-type="string">
            <text:p>http://www.boxing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72"/>
          <table:table-cell table:number-columns-repeated="4"/>
          <table:table-cell table:style-name="ce171"/>
          <table:table-cell table:style-name="ce211"/>
          <table:table-cell table:style-name="ce171"/>
          <table:table-cell table:style-name="ce104" office:value-type="string" calcext:value-type="string">
            <text:p>https://egorzow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72"/>
          <table:table-cell table:number-columns-repeated="4"/>
          <table:table-cell table:style-name="ce171"/>
          <table:table-cell table:style-name="ce212"/>
          <table:table-cell table:style-name="ce171"/>
          <table:table-cell table:style-name="ce105" office:value-type="string" calcext:value-type="string">
            <text:p>https://szczecinek.com</text:p>
          </table:table-cell>
          <table:table-cell table:number-columns-repeated="1013"/>
        </table:table-row>
        <table:table-row table:style-name="ro1">
          <table:table-cell/>
          <table:table-cell table:style-name="ce111"/>
          <table:table-cell table:style-name="ce172"/>
          <table:table-cell table:number-columns-repeated="4"/>
          <table:table-cell table:style-name="ce171"/>
          <table:table-cell table:style-name="ce211"/>
          <table:table-cell table:style-name="ce171"/>
          <table:table-cell table:style-name="ce111" office:value-type="string" calcext:value-type="string">
            <text:p><text:a xlink:href="http://www.90minut.pl/" xlink:type="simple">http://www.90minut.pl</text:a></text:p>
          </table:table-cell>
          <table:table-cell table:number-columns-repeated="1013"/>
        </table:table-row>
        <table:table-row table:style-name="ro1">
          <table:table-cell/>
          <table:table-cell table:style-name="ce105" office:value-type="string" calcext:value-type="string">
            <text:p>https://extragoals.com/video/cef31c3560</text:p>
          </table:table-cell>
          <table:table-cell table:style-name="ce172"/>
          <table:table-cell table:number-columns-repeated="4"/>
          <table:table-cell table:style-name="ce171"/>
          <table:table-cell table:style-name="ce211"/>
          <table:table-cell table:style-name="ce171"/>
          <table:table-cell office:value-type="string" calcext:value-type="string">
            <text:p><text:a xlink:href="https://twojradom.pl/" xlink:type="simple">https://twojradom.pl</text:a></text:p>
          </table:table-cell>
          <table:table-cell table:number-columns-repeated="1013"/>
        </table:table-row>
        <table:table-row table:style-name="ro1">
          <table:table-cell/>
          <table:table-cell table:style-name="ce111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172"/>
          <table:table-cell table:number-columns-repeated="4"/>
          <table:table-cell table:style-name="ce171"/>
          <table:table-cell table:style-name="ce211"/>
          <table:table-cell table:style-name="ce171"/>
          <table:table-cell table:style-name="ce104" office:value-type="string" calcext:value-type="string">
            <text:p>https://budujesz.info</text:p>
          </table:table-cell>
          <table:table-cell table:number-columns-repeated="1013"/>
        </table:table-row>
        <table:table-row table:style-name="ro1">
          <table:table-cell/>
          <table:table-cell table:style-name="ce104" office:value-type="string" calcext:value-type="string">
            <text:p>https://www.legalnibukmacherzyinternetowi.pl/</text:p>
          </table:table-cell>
          <table:table-cell table:style-name="ce172"/>
          <table:table-cell table:number-columns-repeated="4"/>
          <table:table-cell table:style-name="ce171"/>
          <table:table-cell table:style-name="ce211"/>
          <table:table-cell table:style-name="ce171"/>
          <table:table-cell table:style-name="ce105" office:value-type="string" calcext:value-type="string">
            <text:p>https://bithub.pl</text:p>
          </table:table-cell>
          <table:table-cell table:number-columns-repeated="1013"/>
        </table:table-row>
        <table:table-row table:style-name="ro1">
          <table:table-cell/>
          <table:table-cell table:style-name="ce105" office:value-type="string" calcext:value-type="string">
            <text:p>https://www.gwiazdybasketu.pl</text:p>
          </table:table-cell>
          <table:table-cell table:style-name="ce172"/>
          <table:table-cell table:number-columns-repeated="4"/>
          <table:table-cell table:style-name="ce171"/>
          <table:table-cell table:style-name="ce211"/>
          <table:table-cell table:style-name="ce171"/>
          <table:table-cell table:style-name="ce104" office:value-type="string" calcext:value-type="string">
            <text:p>https://pultusk24.pl</text:p>
          </table:table-cell>
          <table:table-cell table:number-columns-repeated="1013"/>
        </table:table-row>
        <table:table-row table:style-name="ro1">
          <table:table-cell/>
          <table:table-cell table:style-name="ce104" office:value-type="string" calcext:value-type="string">
            <text:p>https://www.meczenazywo.pl</text:p>
          </table:table-cell>
          <table:table-cell table:number-columns-repeated="8"/>
          <table:table-cell table:style-name="ce104" office:value-type="string" calcext:value-type="string">
            <text:p>https://swarzedz24.pl/</text:p>
          </table:table-cell>
          <table:table-cell table:number-columns-repeated="1013"/>
        </table:table-row>
        <table:table-row table:style-name="ro1">
          <table:table-cell/>
          <table:table-cell table:style-name="ce128"/>
          <table:table-cell table:number-columns-repeated="8"/>
          <table:table-cell table:style-name="ce104" office:value-type="string" calcext:value-type="string">
            <text:p>https://zycie.pila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faktykrakowa.pl</text:p>
          </table:table-cell>
          <table:table-cell table:number-columns-repeated="8"/>
          <table:table-cell table:style-name="ce105" office:value-type="string" calcext:value-type="string">
            <text:p>https://nowinynyskie.com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betonline.net.pl</text:p>
          </table:table-cell>
          <table:table-cell table:number-columns-repeated="8"/>
          <table:table-cell table:style-name="ce104" office:value-type="string" calcext:value-type="string">
            <text:p>http://www.43bis.media.pl/wiadomosci.htm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5" office:value-type="string" calcext:value-type="string">
            <text:p>http://baltic.info.p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04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codziennikmlawski.pl/2020/02/23/ponad-300-foczek-i-morsow-w-zalewie-ruda-puchary-dla-ciechanowa-fotorelacja/</text:p>
          </table:table-cell>
          <table:table-cell table:number-columns-repeated="8"/>
          <table:table-cell table:style-name="ce105" office:value-type="string" calcext:value-type="string">
            <text:p>http://bizneston.pl/viewforum.php?f=15&amp;sid=deef9081a1e7a8c115b0ac0794c5bbb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://e-play.eu</text:p>
          </table:table-cell>
          <table:table-cell table:number-columns-repeated="8"/>
          <table:table-cell table:style-name="ce104" office:value-type="string" calcext:value-type="string">
            <text:p>http://biznesnafali.pl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>
            <text:p>http://zzapolowy.com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tulegnica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e-play.pl/rozdano-nagrody-na-pierwszej-edycji-polish-gaming-aces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e-playbet.com/athletic-bilbao-fc-barcelona-2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evertiq.de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magazyngitarzysta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wkladygrzewcze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www.temi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www.forumfajerwerki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www.fresh-market.pl/1509767791/skup_stanek_sp_z_o.o.,f1445587856/cebula_obrana_w_worku_blue_back,s741170313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iknurow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evertiq.com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www.chlodnictwoiklimatyzacja.pl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ki24.info/pl/#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tarnowiak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xlomza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extraswiecie.pl/wiadomosc/proces-wojta-warlubia-szybko-sie-nie-skonczy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legionisci.com/news/80455_Wyniki_22_kolejki_PLK.htm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sportowegniezno.pl/index.php/2020/03/13/los-organizatorow-imprez-w-czasach-koronawirusa-nazywaja-nas-zlodziejami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tkn24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open.fm/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://w203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miastons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sokolka.tv/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www.sportslaski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niebezpiecznik.pl/post/osint-bialy-wywiad-czyli-techniki-pozyskiwania-informacji-o-ludziach-i-firmach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niebiescy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slaskiesiemianowice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staresiolkowice.pl/iii-turniej-fifa-20-mistrzowskie-rozgrywki-na-konsolach-ps4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zw.lt/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wirtualnyregion.pl/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7">
          <table:table-cell/>
          <table:table-cell office:value-type="string" calcext:value-type="string">
            <text:p>http://trybunaczestochowska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zyciezamoscia.pl/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ekinomaniak.net/watch-movies/Sonic-Szybki-jak-byskawica-5983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top 100 torrent sites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agronews.com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s://allaboutmusic.pl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http://ambassador24.pl</text:p>
          </table:table-cell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https://golfnews.pl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3">
          <table:table-cell/>
          <table:table-cell table:style-name="ce104" office:value-type="string" calcext:value-type="string">
            <text:p>https://gazetatwojeinfo.pl</text:p>
          </table:table-cell>
          <table:table-cell table:style-name="ce173" office:value-type="string" calcext:value-type="string">
            <text:p>no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https://gazetazoliborza.pl/2020/05/warszawa-luzuje-obostrzenia-podano-daty-otwarcia-boisk-zlobkow-i-przedszkoli/</text:p>
          </table:table-cell>
          <table:table-cell table:style-name="ce174" office:value-type="string" calcext:value-type="string">
            <text:p>no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http://gizycko.info.pl</text:p>
          </table:table-cell>
          <table:table-cell table:style-name="ce175" office:value-type="string" calcext:value-type="string">
            <text:p>no</text:p>
          </table:table-cell>
          <table:table-cell table:style-name="ce104" office:value-type="string" calcext:value-type="string">
            <text:p>½</text:p>
          </table:table-cell>
          <table:table-cell table:number-columns-repeated="1020"/>
        </table:table-row>
        <table:table-row table:style-name="ro5" table:number-rows-repeated="2">
          <table:table-cell/>
          <table:table-cell table:style-name="ce130"/>
          <table:table-cell table:style-name="ce176"/>
          <table:table-cell table:style-name="ce130"/>
          <table:table-cell table:number-columns-repeated="1020"/>
        </table:table-row>
        <table:table-row table:style-name="ro5">
          <table:table-cell/>
          <table:table-cell table:style-name="ce130" office:value-type="string" calcext:value-type="string">
            <text:p>http://infobeskidy.eu</text:p>
          </table:table-cell>
          <table:table-cell table:style-name="ce176"/>
          <table:table-cell table:style-name="ce130" office:value-type="string" calcext:value-type="string">
            <text:p>1 sad</text:p>
          </table:table-cell>
          <table:table-cell table:number-columns-repeated="1020"/>
        </table:table-row>
        <table:table-row table:style-name="ro5">
          <table:table-cell/>
          <table:table-cell table:style-name="ce130" office:value-type="string" calcext:value-type="string">
            <text:p>https://infobusko.pl</text:p>
          </table:table-cell>
          <table:table-cell table:style-name="ce176"/>
          <table:table-cell table:style-name="ce130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https://www.glosgminny.pl/przyjaciel-billa-g-prof-neil-ferguson-sparalizowal-planete-falszujac-dane-c-19/</text:p>
          </table:table-cell>
          <table:table-cell table:style-name="ce177" office:value-type="string" calcext:value-type="string">
            <text:p>no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/>
          <table:table-cell table:style-name="ce130" office:value-type="string" calcext:value-type="string">
            <text:p>http://www.infokrakow24.pl/83199/opolszczyzna-o-jaka-piekna-i-ciekawa/</text:p>
          </table:table-cell>
          <table:table-cell table:style-name="ce176"/>
          <table:table-cell table:style-name="ce130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130" office:value-type="string" calcext:value-type="string">
            <text:p>https://klobuck365.pl/pl/#</text:p>
          </table:table-cell>
          <table:table-cell table:style-name="ce161"/>
          <table:table-cell table:style-name="ce130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128"/>
          <table:table-cell table:style-name="ce161"/>
          <table:table-cell table:style-name="ce130"/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<text:a xlink:href="https://hdtvpolska.com/" xlink:type="simple">https://hdtvpolska.com</text:a></text:p>
          </table:table-cell>
          <table:table-cell table:style-name="ce179" office:value-type="string" calcext:value-type="string">
            <text:p>no</text:p>
          </table:table-cell>
          <table:table-cell table:style-name="ce104"/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s://hej.mielec.pl/pl/</text:p>
          </table:table-cell>
          <table:table-cell table:style-name="ce163" office:value-type="string" calcext:value-type="string">
            <text:p>no</text:p>
          </table:table-cell>
          <table:table-cell table:style-name="ce104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28" office:value-type="string" calcext:value-type="string">
            <text:p>http://hobby-elektronika.eu</text:p>
          </table:table-cell>
          <table:table-cell table:style-name="ce164" office:value-type="string" calcext:value-type="string">
            <text:p>no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128"/>
          <table:table-cell table:style-name="ce163" office:value-type="string" calcext:value-type="string">
            <text:p>no</text:p>
          </table:table-cell>
          <table:table-cell table:style-name="ce104"/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https://esopot.pl/pl/</text:p>
          </table:table-cell>
          <table:table-cell table:style-name="ce182" office:value-type="string" calcext:value-type="string">
            <text:p>no</text:p>
          </table:table-cell>
          <table:table-cell table:style-name="ce104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28" office:value-type="string" calcext:value-type="string">
            <text:p>https://deblinnews.pl</text:p>
          </table:table-cell>
          <table:table-cell table:style-name="ce163" office:value-type="string" calcext:value-type="string">
            <text:p>no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s://e-pingpong.pl</text:p>
          </table:table-cell>
          <table:table-cell table:style-name="ce164" office:value-type="string" calcext:value-type="string">
            <text:p>no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s://estradaistudio.pl/mieszanka/31601-0-ctrl-czyli-mlodszy-brat-0-coast</text:p>
          </table:table-cell>
          <table:table-cell table:style-name="ce183" office:value-type="string" calcext:value-type="string">
            <text:p>no</text:p>
          </table:table-cell>
          <table:table-cell table:style-name="ce105" office:value-type="string" calcext:value-type="string">
            <text:p>lista stron w stopce</text:p>
          </table:table-cell>
          <table:table-cell table:number-columns-repeated="1020"/>
        </table:table-row>
        <table:table-row table:style-name="ro3">
          <table:table-cell/>
          <table:table-cell table:style-name="ce128" office:value-type="string" calcext:value-type="string">
            <text:p>https://diagnozujmy.pl</text:p>
          </table:table-cell>
          <table:table-cell table:style-name="ce164" office:value-type="string" calcext:value-type="string">
            <text:p>no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https://ejarocin.pl/pl/</text:p>
          </table:table-cell>
          <table:table-cell table:style-name="ce184" office:value-type="string" calcext:value-type="string">
            <text:p>no</text:p>
          </table:table-cell>
          <table:table-cell table:style-name="ce104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s://ekino.pw/articles/lista-stron-ktore-okradaja/</text:p>
          </table:table-cell>
          <table:table-cell table:style-name="ce185" office:value-type="string" calcext:value-type="string">
            <text:p>no</text:p>
          </table:table-cell>
          <table:table-cell table:style-name="ce105" office:value-type="string" calcext:value-type="string">
            <text:p>lista stron</text:p>
          </table:table-cell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<text:a xlink:href="http://galeria-tajlandia.pl/" xlink:type="simple">http://galeria-tajlandia.pl</text:a></text:p>
          </table:table-cell>
          <table:table-cell table:style-name="ce186" office:value-type="string" calcext:value-type="string">
            <text:p>no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://www.fight24.pl</text:p>
          </table:table-cell>
          <table:table-cell table:style-name="ce187" office:value-type="string" calcext:value-type="string">
            <text:p>no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s://www.echotygodnik.info</text:p>
          </table:table-cell>
          <table:table-cell table:style-name="ce188" office:value-type="string" calcext:value-type="string">
            <text:p>no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https://eglos.pl</text:p>
          </table:table-cell>
          <table:table-cell table:style-name="ce189" office:value-type="string" calcext:value-type="string">
            <text:p>no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s://egorzow.pl</text:p>
          </table:table-cell>
          <table:table-cell table:style-name="ce188" office:value-type="string" calcext:value-type="string">
            <text:p>no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https://epainfo.pl</text:p>
          </table:table-cell>
          <table:table-cell table:style-name="ce190" office:value-type="string" calcext:value-type="string">
            <text:p>no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s://www.crypto-trader.pl</text:p>
          </table:table-cell>
          <table:table-cell table:style-name="ce191" office:value-type="string" calcext:value-type="string">
            <text:p>no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28" office:value-type="string" calcext:value-type="string">
            <text:p>http://www.dania-dietetyczne.pl</text:p>
          </table:table-cell>
          <table:table-cell table:style-name="ce192" office:value-type="string" calcext:value-type="string">
            <text:p>no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28" office:value-type="string" calcext:value-type="string">
            <text:p>https://www.darmowetv.pl</text:p>
          </table:table-cell>
          <table:table-cell table:style-name="ce193" office:value-type="string" calcext:value-type="string">
            <text:p>no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130" office:value-type="string" calcext:value-type="string">
            <text:p>http://gpd24.pl</text:p>
          </table:table-cell>
          <table:table-cell table:style-name="ce218"/>
          <table:table-cell table:style-name="ce130" office:value-type="string" calcext:value-type="string">
            <text:p>ads</text:p>
          </table:table-cell>
          <table:table-cell table:number-columns-repeated="1020"/>
        </table:table-row>
        <table:table-row table:style-name="ro3">
          <table:table-cell/>
          <table:table-cell table:style-name="ce128" office:value-type="string" calcext:value-type="string">
            <text:p>https://dojrzalakobieta.pl</text:p>
          </table:table-cell>
          <table:table-cell table:style-name="ce195" office:value-type="string" calcext:value-type="string">
            <text:p>no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://www.glostorunia.pl/wydruk-kalendarzy/</text:p>
          </table:table-cell>
          <table:table-cell table:style-name="ce196" office:value-type="string" calcext:value-type="string">
            <text:p>no</text:p>
          </table:table-cell>
          <table:table-cell table:style-name="ce105" office:value-type="string" calcext:value-type="string">
            <text:p>glosrzeszowa glosgdyni rybnika</text:p>
          </table:table-cell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http://driverm.webd.pl</text:p>
          </table:table-cell>
          <table:table-cell table:style-name="ce195" office:value-type="string" calcext:value-type="string">
            <text:p>no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<text:a xlink:href="http://goniecpolski.nl/" xlink:type="simple">http://goniecpolski.nl</text:a></text:p>
          </table:table-cell>
          <table:table-cell table:style-name="ce197" office:value-type="string" calcext:value-type="string">
            <text:p>no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https://e-chelmno.pl/pl/</text:p>
          </table:table-cell>
          <table:table-cell table:style-name="ce195" office:value-type="string" calcext:value-type="string">
            <text:p>no</text:p>
          </table:table-cell>
          <table:table-cell table:style-name="ce104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://e-lokalne.pl/index2.php?idmodyf=40&amp;tab=lokalneczytanie</text:p>
          </table:table-cell>
          <table:table-cell table:style-name="ce197" office:value-type="string" calcext:value-type="string">
            <text:p>no</text:p>
          </table:table-cell>
          <table:table-cell table:style-name="ce209" office:value-type="float" office:value="2" calcext:value-type="float">
            <text:p>2</text:p>
          </table:table-cell>
          <table:table-cell table:number-columns-repeated="1020"/>
        </table:table-row>
        <table:table-row table:style-name="ro5" table:number-rows-repeated="2">
          <table:table-cell/>
          <table:table-cell table:style-name="ce130"/>
          <table:table-cell table:style-name="ce218"/>
          <table:table-cell table:style-name="ce130"/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<text:a xlink:href="https://gorlice24.pl/pl/" xlink:type="simple">https://gorlice24.pl/pl/#</text:a></text:p>
          </table:table-cell>
          <table:table-cell table:style-name="ce198" office:value-type="string" calcext:value-type="string">
            <text:p>no</text:p>
          </table:table-cell>
          <table:table-cell table:style-name="ce104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s://www.gazetasenior.pl</text:p>
          </table:table-cell>
          <table:table-cell table:style-name="ce199" office:value-type="string" calcext:value-type="string">
            <text:p>no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130"/>
          <table:table-cell table:style-name="ce161"/>
          <table:table-cell table:style-name="ce130"/>
          <table:table-cell table:number-columns-repeated="1020"/>
        </table:table-row>
        <table:table-row table:style-name="ro5">
          <table:table-cell/>
          <table:table-cell table:style-name="ce128" office:value-type="string" calcext:value-type="string">
            <text:p>https://infomogilno24.pl/pl/#</text:p>
          </table:table-cell>
          <table:table-cell table:style-name="ce128"/>
          <table:table-cell table:style-name="ce128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128" office:value-type="string" calcext:value-type="string">
            <text:p>https://iotwock.info</text:p>
          </table:table-cell>
          <table:table-cell table:style-name="ce128"/>
          <table:table-cell table:style-name="ce128" office:value-type="string" calcext:value-type="string">
            <text:p>Inline__1_</text:p>
          </table:table-cell>
          <table:table-cell table:number-columns-repeated="1020"/>
        </table:table-row>
        <table:table-row table:style-name="ro5">
          <table:table-cell/>
          <table:table-cell table:style-name="ce128" office:value-type="string" calcext:value-type="string">
            <text:p>https://ipoddebice.pl/pl/</text:p>
          </table:table-cell>
          <table:table-cell table:style-name="ce128"/>
          <table:table-cell table:style-name="ce128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128" table:number-columns-repeated="3"/>
          <table:table-cell table:number-columns-repeated="1020"/>
        </table:table-row>
        <table:table-row table:style-name="ro5">
          <table:table-cell/>
          <table:table-cell table:style-name="ce128" office:value-type="string" calcext:value-type="string">
            <text:p>http://irenakuczynska.pl</text:p>
          </table:table-cell>
          <table:table-cell table:style-name="ce128"/>
          <table:table-cell table:style-name="ce128" office:value-type="float" office:value="2" calcext:value-type="float">
            <text:p>2</text:p>
          </table:table-cell>
          <table:table-cell table:number-columns-repeated="1020"/>
        </table:table-row>
        <table:table-row table:style-name="ro5">
          <table:table-cell/>
          <table:table-cell table:style-name="ce128" table:number-columns-repeated="3"/>
          <table:table-cell table:number-columns-repeated="1020"/>
        </table:table-row>
        <table:table-row table:style-name="ro5">
          <table:table-cell/>
          <table:table-cell table:style-name="ce128" office:value-type="string" calcext:value-type="string">
            <text:p>https://isel.edu.pl/forum/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/>
          <table:table-cell table:style-name="ce130" office:value-type="string" calcext:value-type="string">
            <text:p>https://itvszubin.pl/pl/</text:p>
          </table:table-cell>
          <table:table-cell table:style-name="ce200"/>
          <table:table-cell table:style-name="ce130" office:value-type="string" calcext:value-type="string">
            <text:p>popup </text:p>
          </table:table-cell>
          <table:table-cell table:number-columns-repeated="1020"/>
        </table:table-row>
        <table:table-row table:style-name="ro5">
          <table:table-cell/>
          <table:table-cell table:style-name="ce130" office:value-type="string" calcext:value-type="string">
            <text:p>https://izoliborz.pl</text:p>
          </table:table-cell>
          <table:table-cell table:style-name="ce200"/>
          <table:table-cell table:style-name="ce130" office:value-type="string" calcext:value-type="string">
            <text:p>Inline__1_</text:p>
          </table:table-cell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https://ibytow.pl/pl/</text:p>
          </table:table-cell>
          <table:table-cell table:style-name="ce201" office:value-type="string" calcext:value-type="string">
            <text:p>no</text:p>
          </table:table-cell>
          <table:table-cell table:style-name="ce104" office:value-type="string" calcext:value-type="string">
            <text:p>banery foto popup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s://gle24.pl/pl/</text:p>
          </table:table-cell>
          <table:table-cell table:style-name="ce202" office:value-type="string" calcext:value-type="string">
            <text:p>no</text:p>
          </table:table-cell>
          <table:table-cell table:style-name="ce105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s://gniewkowo.eu/pl/</text:p>
          </table:table-cell>
          <table:table-cell table:style-name="ce203" office:value-type="string" calcext:value-type="string">
            <text:p>no</text:p>
          </table:table-cell>
          <table:table-cell table:style-name="ce105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04" office:value-type="string" calcext:value-type="string">
            <text:p>https://grafmag.pl</text:p>
          </table:table-cell>
          <table:table-cell table:style-name="ce204" office:value-type="string" calcext:value-type="string">
            <text:p>no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://gsim.pl/gorzej-juz-byc-nie-moze-prawda/</text:p>
          </table:table-cell>
          <table:table-cell table:style-name="ce205" office:value-type="string" calcext:value-type="string">
            <text:p>no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s://gst24.pl/pl/</text:p>
          </table:table-cell>
          <table:table-cell table:style-name="ce206" office:value-type="string" calcext:value-type="string">
            <text:p>no</text:p>
          </table:table-cell>
          <table:table-cell table:style-name="ce105" office:value-type="string" calcext:value-type="string">
            <text:p>popup </text:p>
          </table:table-cell>
          <table:table-cell table:number-columns-repeated="1020"/>
        </table:table-row>
        <table:table-row table:style-name="ro3">
          <table:table-cell/>
          <table:table-cell table:style-name="ce104"/>
          <table:table-cell table:style-name="ce207" office:value-type="string" calcext:value-type="string">
            <text:p>no</text:p>
          </table:table-cell>
          <table:table-cell table:style-name="ce104"/>
          <table:table-cell table:number-columns-repeated="1020"/>
        </table:table-row>
        <table:table-row table:style-name="ro3">
          <table:table-cell/>
          <table:table-cell table:style-name="ce105" office:value-type="string" calcext:value-type="string">
            <text:p>https://gwio.pl/pl/</text:p>
          </table:table-cell>
          <table:table-cell table:style-name="ce206" office:value-type="string" calcext:value-type="string">
            <text:p>no</text:p>
          </table:table-cell>
          <table:table-cell table:style-name="ce105" office:value-type="string" calcext:value-type="string">
            <text:p>popup </text:p>
          </table:table-cell>
          <table:table-cell table:number-columns-repeated="1020"/>
        </table:table-row>
        <table:table-row table:style-name="ro7" table:number-rows-repeated="1048436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new_sites.C81:new_sites.C82 new_sites.C114:new_sites.C114">
            <calcext:condition calcext:apply-style-name="ConditionalStyle_1" calcext:value="=&quot;yes&quot;" calcext:base-cell-address="new_sites.C81"/>
            <calcext:condition calcext:apply-style-name="ConditionalStyle_2" calcext:value="=&quot;no&quot;" calcext:base-cell-address="new_sites.C81"/>
            <calcext:condition calcext:apply-style-name="ConditionalStyle_3" calcext:value="=&quot;revert&quot;" calcext:base-cell-address="new_sites.C81"/>
          </calcext:conditional-format>
          <calcext:conditional-format calcext:target-range-address="new_sites.C103:new_sites.C103 new_sites.C110:new_sites.C111">
            <calcext:condition calcext:apply-style-name="ConditionalStyle_1" calcext:value="=&quot;yes&quot;" calcext:base-cell-address="new_sites.C103"/>
            <calcext:condition calcext:apply-style-name="ConditionalStyle_2" calcext:value="=&quot;no&quot;" calcext:base-cell-address="new_sites.C103"/>
            <calcext:condition calcext:apply-style-name="ConditionalStyle_3" calcext:value="=&quot;revert&quot;" calcext:base-cell-address="new_sites.C103"/>
          </calcext:conditional-format>
          <calcext:conditional-format calcext:target-range-address="new_sites.C95:new_sites.C101">
            <calcext:condition calcext:apply-style-name="ConditionalStyle_1" calcext:value="=&quot;yes&quot;" calcext:base-cell-address="new_sites.C95"/>
            <calcext:condition calcext:apply-style-name="ConditionalStyle_2" calcext:value="=&quot;no&quot;" calcext:base-cell-address="new_sites.C95"/>
            <calcext:condition calcext:apply-style-name="ConditionalStyle_3" calcext:value="=&quot;revert&quot;" calcext:base-cell-address="new_sites.C95"/>
          </calcext:conditional-format>
          <calcext:conditional-format calcext:target-range-address="new_sites.C91:new_sites.C91 new_sites.C84:new_sites.C86 new_sites.C88:new_sites.C89">
            <calcext:condition calcext:apply-style-name="ConditionalStyle_1" calcext:value="=&quot;yes&quot;" calcext:base-cell-address="new_sites.C84"/>
            <calcext:condition calcext:apply-style-name="ConditionalStyle_2" calcext:value="=&quot;no&quot;" calcext:base-cell-address="new_sites.C84"/>
            <calcext:condition calcext:apply-style-name="ConditionalStyle_3" calcext:value="=&quot;revert&quot;" calcext:base-cell-address="new_sites.C84"/>
          </calcext:conditional-format>
          <calcext:conditional-format calcext:target-range-address="new_sites.C108:new_sites.C108 new_sites.C104:new_sites.C106">
            <calcext:condition calcext:apply-style-name="ConditionalStyle_1" calcext:value="=&quot;yes&quot;" calcext:base-cell-address="new_sites.C104"/>
            <calcext:condition calcext:apply-style-name="ConditionalStyle_2" calcext:value="=&quot;no&quot;" calcext:base-cell-address="new_sites.C104"/>
            <calcext:condition calcext:apply-style-name="ConditionalStyle_3" calcext:value="=&quot;revert&quot;" calcext:base-cell-address="new_sites.C104"/>
          </calcext:conditional-format>
          <calcext:conditional-format calcext:target-range-address="new_sites.C107:new_sites.C107 new_sites.C109:new_sites.C109">
            <calcext:condition calcext:apply-style-name="ConditionalStyle_1" calcext:value="=&quot;yes&quot;" calcext:base-cell-address="new_sites.C107"/>
            <calcext:condition calcext:apply-style-name="ConditionalStyle_2" calcext:value="=&quot;no&quot;" calcext:base-cell-address="new_sites.C107"/>
            <calcext:condition calcext:apply-style-name="ConditionalStyle_3" calcext:value="=&quot;revert&quot;" calcext:base-cell-address="new_sites.C107"/>
          </calcext:conditional-format>
          <calcext:conditional-format calcext:target-range-address="new_sites.C92:new_sites.C93">
            <calcext:condition calcext:apply-style-name="ConditionalStyle_1" calcext:value="=&quot;yes&quot;" calcext:base-cell-address="new_sites.C92"/>
            <calcext:condition calcext:apply-style-name="ConditionalStyle_2" calcext:value="=&quot;no&quot;" calcext:base-cell-address="new_sites.C92"/>
            <calcext:condition calcext:apply-style-name="ConditionalStyle_3" calcext:value="=&quot;revert&quot;" calcext:base-cell-address="new_sites.C92"/>
          </calcext:conditional-format>
          <calcext:conditional-format calcext:target-range-address="new_sites.C83:new_sites.C83">
            <calcext:condition calcext:apply-style-name="ConditionalStyle_1" calcext:value="=&quot;yes&quot;" calcext:base-cell-address="new_sites.C83"/>
            <calcext:condition calcext:apply-style-name="ConditionalStyle_2" calcext:value="=&quot;no&quot;" calcext:base-cell-address="new_sites.C83"/>
            <calcext:condition calcext:apply-style-name="ConditionalStyle_3" calcext:value="=&quot;revert&quot;" calcext:base-cell-address="new_sites.C83"/>
          </calcext:conditional-format>
          <calcext:conditional-format calcext:target-range-address="new_sites.C87:new_sites.C87">
            <calcext:condition calcext:apply-style-name="ConditionalStyle_1" calcext:value="=&quot;yes&quot;" calcext:base-cell-address="new_sites.C87"/>
            <calcext:condition calcext:apply-style-name="ConditionalStyle_2" calcext:value="=&quot;no&quot;" calcext:base-cell-address="new_sites.C87"/>
            <calcext:condition calcext:apply-style-name="ConditionalStyle_3" calcext:value="=&quot;revert&quot;" calcext:base-cell-address="new_sites.C87"/>
          </calcext:conditional-format>
          <calcext:conditional-format calcext:target-range-address="new_sites.C90:new_sites.C90">
            <calcext:condition calcext:apply-style-name="ConditionalStyle_1" calcext:value="=&quot;yes&quot;" calcext:base-cell-address="new_sites.C90"/>
            <calcext:condition calcext:apply-style-name="ConditionalStyle_2" calcext:value="=&quot;no&quot;" calcext:base-cell-address="new_sites.C90"/>
            <calcext:condition calcext:apply-style-name="ConditionalStyle_3" calcext:value="=&quot;revert&quot;" calcext:base-cell-address="new_sites.C90"/>
          </calcext:conditional-format>
          <calcext:conditional-format calcext:target-range-address="new_sites.C94:new_sites.C95">
            <calcext:condition calcext:apply-style-name="ConditionalStyle_1" calcext:value="=&quot;yes&quot;" calcext:base-cell-address="new_sites.C94"/>
            <calcext:condition calcext:apply-style-name="ConditionalStyle_2" calcext:value="=&quot;no&quot;" calcext:base-cell-address="new_sites.C94"/>
            <calcext:condition calcext:apply-style-name="ConditionalStyle_3" calcext:value="=&quot;revert&quot;" calcext:base-cell-address="new_sites.C94"/>
          </calcext:conditional-format>
          <calcext:conditional-format calcext:target-range-address="new_sites.C100:new_sites.C101">
            <calcext:condition calcext:apply-style-name="ConditionalStyle_1" calcext:value="=&quot;yes&quot;" calcext:base-cell-address="new_sites.C100"/>
            <calcext:condition calcext:apply-style-name="ConditionalStyle_2" calcext:value="=&quot;no&quot;" calcext:base-cell-address="new_sites.C100"/>
            <calcext:condition calcext:apply-style-name="ConditionalStyle_3" calcext:value="=&quot;revert&quot;" calcext:base-cell-address="new_sites.C100"/>
          </calcext:conditional-format>
          <calcext:conditional-format calcext:target-range-address="new_sites.C96:new_sites.C98">
            <calcext:condition calcext:apply-style-name="ConditionalStyle_1" calcext:value="=&quot;yes&quot;" calcext:base-cell-address="new_sites.C96"/>
            <calcext:condition calcext:apply-style-name="ConditionalStyle_2" calcext:value="=&quot;no&quot;" calcext:base-cell-address="new_sites.C96"/>
            <calcext:condition calcext:apply-style-name="ConditionalStyle_3" calcext:value="=&quot;revert&quot;" calcext:base-cell-address="new_sites.C96"/>
          </calcext:conditional-format>
          <calcext:conditional-format calcext:target-range-address="new_sites.C99:new_sites.C99">
            <calcext:condition calcext:apply-style-name="ConditionalStyle_1" calcext:value="=&quot;yes&quot;" calcext:base-cell-address="new_sites.C99"/>
            <calcext:condition calcext:apply-style-name="ConditionalStyle_2" calcext:value="=&quot;no&quot;" calcext:base-cell-address="new_sites.C99"/>
            <calcext:condition calcext:apply-style-name="ConditionalStyle_3" calcext:value="=&quot;revert&quot;" calcext:base-cell-address="new_sites.C99"/>
          </calcext:conditional-format>
          <calcext:conditional-format calcext:target-range-address="new_sites.C102:new_sites.C102">
            <calcext:condition calcext:apply-style-name="ConditionalStyle_1" calcext:value="=&quot;yes&quot;" calcext:base-cell-address="new_sites.C102"/>
            <calcext:condition calcext:apply-style-name="ConditionalStyle_2" calcext:value="=&quot;no&quot;" calcext:base-cell-address="new_sites.C102"/>
            <calcext:condition calcext:apply-style-name="ConditionalStyle_3" calcext:value="=&quot;revert&quot;" calcext:base-cell-address="new_sites.C102"/>
          </calcext:conditional-format>
          <calcext:conditional-format calcext:target-range-address="new_sites.C112:new_sites.C112">
            <calcext:condition calcext:apply-style-name="ConditionalStyle_1" calcext:value="=&quot;yes&quot;" calcext:base-cell-address="new_sites.C112"/>
            <calcext:condition calcext:apply-style-name="ConditionalStyle_2" calcext:value="=&quot;no&quot;" calcext:base-cell-address="new_sites.C112"/>
            <calcext:condition calcext:apply-style-name="ConditionalStyle_3" calcext:value="=&quot;revert&quot;" calcext:base-cell-address="new_sites.C112"/>
          </calcext:conditional-format>
          <calcext:conditional-format calcext:target-range-address="new_sites.C113:new_sites.C113">
            <calcext:condition calcext:apply-style-name="ConditionalStyle_1" calcext:value="=&quot;yes&quot;" calcext:base-cell-address="new_sites.C113"/>
            <calcext:condition calcext:apply-style-name="ConditionalStyle_2" calcext:value="=&quot;no&quot;" calcext:base-cell-address="new_sites.C113"/>
            <calcext:condition calcext:apply-style-name="ConditionalStyle_3" calcext:value="=&quot;revert&quot;" calcext:base-cell-address="new_sites.C113"/>
          </calcext:conditional-format>
          <calcext:conditional-format calcext:target-range-address="new_sites.C80:new_sites.C80 new_sites.C75:new_sites.C78">
            <calcext:condition calcext:apply-style-name="ConditionalStyle_1" calcext:value="=&quot;yes&quot;" calcext:base-cell-address="new_sites.C75"/>
            <calcext:condition calcext:apply-style-name="ConditionalStyle_2" calcext:value="=&quot;no&quot;" calcext:base-cell-address="new_sites.C75"/>
            <calcext:condition calcext:apply-style-name="ConditionalStyle_3" calcext:value="=&quot;revert&quot;" calcext:base-cell-address="new_sites.C75"/>
          </calcext:conditional-format>
          <calcext:conditional-format calcext:target-range-address="new_sites.C72:new_sites.C72">
            <calcext:condition calcext:apply-style-name="ConditionalStyle_1" calcext:value="=&quot;yes&quot;" calcext:base-cell-address="new_sites.C72"/>
            <calcext:condition calcext:apply-style-name="ConditionalStyle_2" calcext:value="=&quot;no&quot;" calcext:base-cell-address="new_sites.C72"/>
            <calcext:condition calcext:apply-style-name="ConditionalStyle_3" calcext:value="=&quot;revert&quot;" calcext:base-cell-address="new_sites.C72"/>
          </calcext:conditional-format>
          <calcext:conditional-format calcext:target-range-address="new_sites.C73:new_sites.C73">
            <calcext:condition calcext:apply-style-name="ConditionalStyle_1" calcext:value="=&quot;yes&quot;" calcext:base-cell-address="new_sites.C73"/>
            <calcext:condition calcext:apply-style-name="ConditionalStyle_2" calcext:value="=&quot;no&quot;" calcext:base-cell-address="new_sites.C73"/>
            <calcext:condition calcext:apply-style-name="ConditionalStyle_3" calcext:value="=&quot;revert&quot;" calcext:base-cell-address="new_sites.C73"/>
          </calcext:conditional-format>
          <calcext:conditional-format calcext:target-range-address="new_sites.C74:new_sites.C74">
            <calcext:condition calcext:apply-style-name="ConditionalStyle_1" calcext:value="=&quot;yes&quot;" calcext:base-cell-address="new_sites.C74"/>
            <calcext:condition calcext:apply-style-name="ConditionalStyle_2" calcext:value="=&quot;no&quot;" calcext:base-cell-address="new_sites.C74"/>
            <calcext:condition calcext:apply-style-name="ConditionalStyle_3" calcext:value="=&quot;revert&quot;" calcext:base-cell-address="new_sites.C74"/>
          </calcext:conditional-format>
          <calcext:conditional-format calcext:target-range-address="new_sites.C79:new_sites.C79">
            <calcext:condition calcext:apply-style-name="ConditionalStyle_1" calcext:value="=&quot;yes&quot;" calcext:base-cell-address="new_sites.C79"/>
            <calcext:condition calcext:apply-style-name="ConditionalStyle_2" calcext:value="=&quot;no&quot;" calcext:base-cell-address="new_sites.C79"/>
            <calcext:condition calcext:apply-style-name="ConditionalStyle_3" calcext:value="=&quot;revert&quot;" calcext:base-cell-address="new_sites.C79"/>
          </calcext:conditional-format>
          <calcext:conditional-format calcext:target-range-address="new_sites.C127:new_sites.C131 new_sites.C122:new_sites.C123">
            <calcext:condition calcext:apply-style-name="ConditionalStyle_1" calcext:value="=&quot;yes&quot;" calcext:base-cell-address="new_sites.C122"/>
            <calcext:condition calcext:apply-style-name="ConditionalStyle_2" calcext:value="=&quot;no&quot;" calcext:base-cell-address="new_sites.C122"/>
            <calcext:condition calcext:apply-style-name="ConditionalStyle_3" calcext:value="=&quot;revert&quot;" calcext:base-cell-address="new_sites.C122"/>
          </calcext:conditional-format>
          <calcext:conditional-format calcext:target-range-address="new_sites.C124:new_sites.C125">
            <calcext:condition calcext:apply-style-name="ConditionalStyle_1" calcext:value="=&quot;yes&quot;" calcext:base-cell-address="new_sites.C124"/>
            <calcext:condition calcext:apply-style-name="ConditionalStyle_2" calcext:value="=&quot;no&quot;" calcext:base-cell-address="new_sites.C124"/>
            <calcext:condition calcext:apply-style-name="ConditionalStyle_3" calcext:value="=&quot;revert&quot;" calcext:base-cell-address="new_sites.C124"/>
          </calcext:conditional-format>
          <calcext:conditional-format calcext:target-range-address="new_sites.C126:new_sites.C128">
            <calcext:condition calcext:apply-style-name="ConditionalStyle_1" calcext:value="=&quot;yes&quot;" calcext:base-cell-address="new_sites.C126"/>
            <calcext:condition calcext:apply-style-name="ConditionalStyle_2" calcext:value="=&quot;no&quot;" calcext:base-cell-address="new_sites.C126"/>
            <calcext:condition calcext:apply-style-name="ConditionalStyle_3" calcext:value="=&quot;revert&quot;" calcext:base-cell-address="new_sites.C126"/>
          </calcext:conditional-format>
          <calcext:conditional-format calcext:target-range-address="new_sites.C129:new_sites.C131">
            <calcext:condition calcext:apply-style-name="ConditionalStyle_1" calcext:value="=&quot;yes&quot;" calcext:base-cell-address="new_sites.C129"/>
            <calcext:condition calcext:apply-style-name="ConditionalStyle_2" calcext:value="=&quot;no&quot;" calcext:base-cell-address="new_sites.C129"/>
            <calcext:condition calcext:apply-style-name="ConditionalStyle_3" calcext:value="=&quot;revert&quot;" calcext:base-cell-address="new_sites.C129"/>
          </calcext:conditional-format>
        </calcext:conditional-formats>
      </table:table>
      <table:table table:name="websites" table:style-name="ta4">
        <table:table-column table:style-name="co9" table:number-columns-repeated="1024" table:default-cell-style-name="ce127"/>
        <table:table-row table:style-name="ro7">
          <table:table-cell table:number-columns-repeated="2"/>
          <table:table-cell office:value-type="string" calcext:value-type="string">
            <text:p>hrubieszow.info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jelonka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wiazdybasketu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jazzarium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we24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ja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rojec24.net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turek.net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reencano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t.mragowo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rapplerinfo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nthecag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ram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nfotydzien.info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ostynin24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nfoserwiselk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oniec.net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nfoprzasnysz.com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seriea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nfokatowic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loskoninski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ostrowwlkp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los-tn.krakow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plesze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lamrap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gostyn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enetyczn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jarocin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eekweek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kalisz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danskstrefa.com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krotoszyn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azetalubliniecka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knuro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azetagazeta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grit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azeta-olawa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francja.fr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24wspolnota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hurtidetal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obragazeta.com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iat.fm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twojglos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cinter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wykop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acetpo40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twojglos-garwolin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acetemjestem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radomszczanska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transport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gazeta-mosina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swinoujsci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resh-market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ipyrzyc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orumfajerwerki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mysliborz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orum.haszysz.com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choszczno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forum-norwegia.pl SB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barlinek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autocentrum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strzelc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dbelchato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sportnow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ailyweb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sanok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cyfrowaekonomia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podroze.se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codziennikmlawski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ostroleka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chaosvault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luban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swidniczka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lubaczow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kuriersuwalski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ku24.net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suwalki.info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antyradio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radio5.com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planeta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ceny-zlomu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-playbet.com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centrumkultury.eu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polskielupki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bukowskilider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-petrol.pl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bosonamacie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e-grajewo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boardtime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ziennikzwiazkowy.com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ebica.tv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bezale.pl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isco-polo.info SH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 calcext:value-type="string">
            <text:p>dlp-expert.pl</text:p>
          </table:table-cell>
          <table:table-cell table:number-columns-repeated="1021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nti-CV" table:style-name="ta5">
        <table:table-column table:style-name="co12" table:default-cell-style-name="ce128"/>
        <table:table-column table:style-name="co13" table:default-cell-style-name="ce128"/>
        <table:table-column table:style-name="co14" table:default-cell-style-name="ce128"/>
        <table:table-column table:style-name="co15" table:default-cell-style-name="ce128"/>
        <table:table-column table:style-name="co16" table:default-cell-style-name="ce128"/>
        <table:table-column table:style-name="co17" table:default-cell-style-name="ce128"/>
        <table:table-column table:style-name="co18" table:number-columns-repeated="1018" table:default-cell-style-name="ce128"/>
        <table:table-row table:style-name="ro1">
          <table:table-cell table:style-name="ce376"/>
          <table:table-cell table:style-name="ce379" office:value-type="string" calcext:value-type="string">
            <text:p>site</text:p>
          </table:table-cell>
          <table:table-cell table:style-name="ce379" office:value-type="string" calcext:value-type="string">
            <text:p>status</text:p>
          </table:table-cell>
          <table:table-cell table:style-name="ce379" office:value-type="string" calcext:value-type="string">
            <text:p>filter</text:p>
          </table:table-cell>
          <table:table-cell table:style-name="ce379" office:value-type="string" calcext:value-type="string">
            <text:p>reason</text:p>
          </table:table-cell>
          <table:table-cell table:style-name="ce384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377" office:value-type="float" office:value="1" calcext:value-type="float">
            <text:p>1</text:p>
          </table:table-cell>
          <table:table-cell table:style-name="ce380" office:value-type="string" calcext:value-type="string">
            <text:p>sportowefakty.wp.pl</text:p>
          </table:table-cell>
          <table:table-cell table:style-name="ce382" office:value-type="string" calcext:value-type="string">
            <text:p>DONE</text:p>
          </table:table-cell>
          <table:table-cell table:style-name="ce380" office:value-type="string" calcext:value-type="string">
            <text:p>sportowefakty.wp.pl#$#abort-on-property-read prebidConfig.config.bidTargets</text:p>
          </table:table-cell>
          <table:table-cell table:style-name="ce380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2" calcext:value-type="float">
            <text:p>2</text:p>
          </table:table-cell>
          <table:table-cell table:style-name="ce381" office:value-type="string" calcext:value-type="string">
            <text:p>finanse.wp.pl</text:p>
          </table:table-cell>
          <table:table-cell table:style-name="ce383" office:value-type="string" calcext:value-type="string">
            <text:p>DONE</text:p>
          </table:table-cell>
          <table:table-cell table:style-name="ce381" office:value-type="string" calcext:value-type="string">
            <text:p>finanse.wp.pl#$#abort-on-property-read prebidConfig.hbA</text:p>
          </table:table-cell>
          <table:table-cell table:style-name="ce381"/>
          <table:table-cell table:style-name="ce386"/>
          <table:table-cell table:number-columns-repeated="1018"/>
        </table:table-row>
        <table:table-row table:style-name="ro2">
          <table:table-cell table:style-name="ce377" office:value-type="float" office:value="3" calcext:value-type="float">
            <text:p>3</text:p>
          </table:table-cell>
          <table:table-cell table:style-name="ce380" office:value-type="string" calcext:value-type="string">
            <text:p>o2.pl</text:p>
          </table:table-cell>
          <table:table-cell table:style-name="ce382" office:value-type="string" calcext:value-type="string">
            <text:p>DONE</text:p>
          </table:table-cell>
          <table:table-cell table:style-name="ce380" office:value-type="string" calcext:value-type="string">
            <text:p>o2.pl#$#abort-on-property-read prebidConfig.hb</text:p>
          </table:table-cell>
          <table:table-cell table:style-name="ce380" office:value-type="string" calcext:value-type="string">
            <text:p>-</text:p>
          </table:table-cell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4" calcext:value-type="float">
            <text:p>4</text:p>
          </table:table-cell>
          <table:table-cell table:style-name="ce381" office:value-type="string" calcext:value-type="string">
            <text:p>o2.pl</text:p>
          </table:table-cell>
          <table:table-cell table:style-name="ce383" office:value-type="string" calcext:value-type="string">
            <text:p>TEST</text:p>
          </table:table-cell>
          <table:table-cell table:style-name="ce381" office:value-type="string" calcext:value-type="string">
            <text:p>o2.pl#$#abort-on-property-read o2App.adsFirstRefs</text:p>
          </table:table-cell>
          <table:table-cell table:style-name="ce381" office:value-type="string" calcext:value-type="string">
            <text:p>to block AdsFirstRegisterSlot</text:p>
          </table:table-cell>
          <table:table-cell table:style-name="ce386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2">
          <table:table-cell table:style-name="ce377" office:value-type="float" office:value="5" calcext:value-type="float">
            <text:p>5</text:p>
          </table:table-cell>
          <table:table-cell table:style-name="ce380" office:value-type="string" calcext:value-type="string">
            <text:p>gwiazdy.wp.pl</text:p>
          </table:table-cell>
          <table:table-cell table:style-name="ce382" office:value-type="string" calcext:value-type="string">
            <text:p>DONE</text:p>
          </table:table-cell>
          <table:table-cell table:style-name="ce380" office:value-type="string" calcext:value-type="string">
            <text:p>gwiazdy.wp.pl#$#abort-on-property-read prebidConfig.hb</text:p>
          </table:table-cell>
          <table:table-cell table:style-name="ce380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6" calcext:value-type="float">
            <text:p>6</text:p>
          </table:table-cell>
          <table:table-cell table:style-name="ce381" office:value-type="string" calcext:value-type="string">
            <text:p>pudelek.pl</text:p>
          </table:table-cell>
          <table:table-cell table:style-name="ce383" office:value-type="string" calcext:value-type="string">
            <text:p>PROBLEM</text:p>
          </table:table-cell>
          <table:table-cell table:style-name="ce111" office:value-type="string" calcext:value-type="string">
            <text:p>www.wp.pl#$#abort-on-property-read Object.prototype.bodies</text:p>
          </table:table-cell>
          <table:table-cell table:style-name="ce381"/>
          <table:table-cell table:style-name="ce386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2">
          <table:table-cell table:style-name="ce377" office:value-type="float" office:value="7" calcext:value-type="float">
            <text:p>7</text:p>
          </table:table-cell>
          <table:table-cell table:style-name="ce380" office:value-type="string" calcext:value-type="string">
            <text:p>autokult.pl</text:p>
          </table:table-cell>
          <table:table-cell table:style-name="ce382" office:value-type="string" calcext:value-type="string">
            <text:p>DONE</text:p>
          </table:table-cell>
          <table:table-cell table:style-name="ce111" office:value-type="string" calcext:value-type="string">
            <text:p>autokult.pl#?#figure[class^="insert"]:-abp-has(var + script)</text:p>
          </table:table-cell>
          <table:table-cell table:style-name="ce380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8" calcext:value-type="float">
            <text:p>8</text:p>
          </table:table-cell>
          <table:table-cell table:style-name="ce380" office:value-type="string" calcext:value-type="string">
            <text:p>sportowefakty.wp.pl</text:p>
          </table:table-cell>
          <table:table-cell table:style-name="ce383" office:value-type="string" calcext:value-type="string">
            <text:p>TEST</text:p>
          </table:table-cell>
          <table:table-cell table:style-name="ce111" office:value-type="string" calcext:value-type="string">
            <text:p>sportowefakty.wp.pl#$#abort-on-property-read prebidConfig.hb</text:p>
          </table:table-cell>
          <table:table-cell table:style-name="ce381" office:value-type="string" calcext:value-type="string">
            <text:p>unnecessary?</text:p>
          </table:table-cell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9" calcext:value-type="float">
            <text:p>9</text:p>
          </table:table-cell>
          <table:table-cell table:style-name="ce380" office:value-type="string" calcext:value-type="string">
            <text:p>forum.echirurgia.pl</text:p>
          </table:table-cell>
          <table:table-cell table:style-name="ce382" office:value-type="string" calcext:value-type="string">
            <text:p>DONE</text:p>
          </table:table-cell>
          <table:table-cell table:style-name="ce380" office:value-type="string" calcext:value-type="string">
            <text:p>echirurgia.pl#$#abort-current-inline-script document.querySelector registerSlot</text:p>
          </table:table-cell>
          <table:table-cell table:style-name="ce380"/>
          <table:table-cell table:style-name="ce385"/>
          <table:table-cell table:style-name="ce380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378" office:value-type="float" office:value="10" calcext:value-type="float">
            <text:p>10</text:p>
          </table:table-cell>
          <table:table-cell table:style-name="ce381" office:value-type="string" calcext:value-type="string">
            <text:p>kardiolo.pl</text:p>
          </table:table-cell>
          <table:table-cell table:style-name="ce383" office:value-type="string" calcext:value-type="string">
            <text:p>DONE</text:p>
          </table:table-cell>
          <table:table-cell table:style-name="ce257" office:value-type="string" calcext:value-type="string">
            <text:p>kardiolo.pl#$#abort-on-property-write rekid</text:p>
          </table:table-cell>
          <table:table-cell table:style-name="ce381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11" calcext:value-type="float">
            <text:p>11</text:p>
          </table:table-cell>
          <table:table-cell table:style-name="ce395" office:value-type="string" calcext:value-type="string">
            <text:p>wawalove.wp.pl</text:p>
          </table:table-cell>
          <table:table-cell table:style-name="ce382" office:value-type="string" calcext:value-type="string">
            <text:p>ACCEPT</text:p>
          </table:table-cell>
          <table:table-cell table:style-name="ce257" office:value-type="string" calcext:value-type="string">
            <text:p>wawalove.wp.pl#$#abort-on-property-read prebidConfig.hb</text:p>
          </table:table-cell>
          <table:table-cell table:style-name="ce380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12" calcext:value-type="float">
            <text:p>12</text:p>
          </table:table-cell>
          <table:table-cell table:style-name="ce381" office:value-type="string" calcext:value-type="string">
            <text:p>film.wp.pl</text:p>
          </table:table-cell>
          <table:table-cell table:style-name="ce383" office:value-type="string" calcext:value-type="string">
            <text:p>ACCEPT</text:p>
          </table:table-cell>
          <table:table-cell table:style-name="ce381" office:value-type="string" calcext:value-type="string">
            <text:p>film.wp.pl#?#span &gt; div:-abp-has(&gt; .container + .text_reklama)</text:p>
          </table:table-cell>
          <table:table-cell table:style-name="ce381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13" calcext:value-type="float">
            <text:p>13</text:p>
          </table:table-cell>
          <table:table-cell table:style-name="ce380" office:value-type="string" calcext:value-type="string">
            <text:p>film.wp.pl</text:p>
          </table:table-cell>
          <table:table-cell table:style-name="ce382" office:value-type="string" calcext:value-type="string">
            <text:p>ACCEPT</text:p>
          </table:table-cell>
          <table:table-cell table:style-name="ce380" office:value-type="string" calcext:value-type="string">
            <text:p>film.wp.pl#$#abort-on-property-read prebidConfig.hb</text:p>
          </table:table-cell>
          <table:table-cell table:style-name="ce380" office:value-type="string" calcext:value-type="string">
            <text:p>domodi widget</text:p>
          </table:table-cell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14" calcext:value-type="float">
            <text:p>14</text:p>
          </table:table-cell>
          <table:table-cell table:style-name="ce380" office:value-type="string" calcext:value-type="string">
            <text:p>teleshow.wp.pl</text:p>
          </table:table-cell>
          <table:table-cell table:style-name="ce245" office:value-type="string" calcext:value-type="string">
            <text:p>ACCEPT</text:p>
          </table:table-cell>
          <table:table-cell table:style-name="ce380" office:value-type="string" calcext:value-type="string">
            <text:p>teleshow.wp.pl#$#abort-on-property-read prebidConfig.hb</text:p>
          </table:table-cell>
          <table:table-cell table:style-name="ce381" office:value-type="string" calcext:value-type="string">
            <text:p>https://teleshow.wp.pl/bardowscy-z-rolnik-szuka-zony-buduja-dom-anna-byla-przerazona-oknami-6537576931560160a</text:p>
          </table:table-cell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15" calcext:value-type="float">
            <text:p>15</text:p>
          </table:table-cell>
          <table:table-cell table:style-name="ce380"/>
          <table:table-cell table:style-name="ce382"/>
          <table:table-cell table:style-name="ce380" office:value-type="string" calcext:value-type="string">
            <text:p>teleshow.wp.pl##.shoplovin-3P</text:p>
          </table:table-cell>
          <table:table-cell table:style-name="ce380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385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378" office:value-type="float" office:value="16" calcext:value-type="float">
            <text:p>16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17" calcext:value-type="float">
            <text:p>17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18" calcext:value-type="float">
            <text:p>18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19" calcext:value-type="float">
            <text:p>19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20" calcext:value-type="float">
            <text:p>20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21" calcext:value-type="float">
            <text:p>21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22" calcext:value-type="float">
            <text:p>22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23" calcext:value-type="float">
            <text:p>23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24" calcext:value-type="float">
            <text:p>24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25" calcext:value-type="float">
            <text:p>25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26" calcext:value-type="float">
            <text:p>26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27" calcext:value-type="float">
            <text:p>27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28" calcext:value-type="float">
            <text:p>28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29" calcext:value-type="float">
            <text:p>29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30" calcext:value-type="float">
            <text:p>30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31" calcext:value-type="float">
            <text:p>31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32" calcext:value-type="float">
            <text:p>32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33" calcext:value-type="float">
            <text:p>33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34" calcext:value-type="float">
            <text:p>34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35" calcext:value-type="float">
            <text:p>35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36" calcext:value-type="float">
            <text:p>36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37" calcext:value-type="float">
            <text:p>37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38" calcext:value-type="float">
            <text:p>38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39" calcext:value-type="float">
            <text:p>39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40" calcext:value-type="float">
            <text:p>40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41" calcext:value-type="float">
            <text:p>41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42" calcext:value-type="float">
            <text:p>42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43" calcext:value-type="float">
            <text:p>43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44" calcext:value-type="float">
            <text:p>44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45" calcext:value-type="float">
            <text:p>45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46" calcext:value-type="float">
            <text:p>46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47" calcext:value-type="float">
            <text:p>47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48" calcext:value-type="float">
            <text:p>48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49" calcext:value-type="float">
            <text:p>49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1">
          <table:table-cell table:style-name="ce378" office:value-type="float" office:value="50" calcext:value-type="float">
            <text:p>50</text:p>
          </table:table-cell>
          <table:table-cell table:style-name="ce381"/>
          <table:table-cell table:style-name="ce383"/>
          <table:table-cell table:style-name="ce381" table:number-columns-repeated="2"/>
          <table:table-cell table:style-name="ce386"/>
          <table:table-cell table:number-columns-repeated="1018"/>
        </table:table-row>
        <table:table-row table:style-name="ro1">
          <table:table-cell table:style-name="ce377" office:value-type="float" office:value="51" calcext:value-type="float">
            <text:p>51</text:p>
          </table:table-cell>
          <table:table-cell table:style-name="ce380"/>
          <table:table-cell table:style-name="ce382"/>
          <table:table-cell table:style-name="ce380" table:number-columns-repeated="2"/>
          <table:table-cell table:style-name="ce385"/>
          <table:table-cell table:number-columns-repeated="1018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6">
        <office:forms form:automatic-focus="false" form:apply-design-mode="false"/>
        <table:table-column table:style-name="co19" table:default-cell-style-name="ce128"/>
        <table:table-column table:style-name="co13" table:visibility="collapse" table:default-cell-style-name="ce128"/>
        <table:table-column table:style-name="co20" table:default-cell-style-name="ce128"/>
        <table:table-column table:style-name="co21" table:default-cell-style-name="ce128"/>
        <table:table-column table:style-name="co22" table:default-cell-style-name="ce128"/>
        <table:table-column table:style-name="co23" table:default-cell-style-name="ce424"/>
        <table:table-column table:style-name="co24" table:default-cell-style-name="ce128"/>
        <table:table-column table:style-name="co18" table:number-columns-repeated="1017" table:default-cell-style-name="ce128"/>
        <table:table-row table:style-name="ro1">
          <table:table-cell table:style-name="ce387"/>
          <table:table-cell table:style-name="ce391"/>
          <table:table-cell table:style-name="ce391" office:value-type="string" calcext:value-type="string">
            <text:p>site</text:p>
          </table:table-cell>
          <table:table-cell table:style-name="ce391" office:value-type="string" calcext:value-type="string">
            <text:p>status</text:p>
          </table:table-cell>
          <table:table-cell table:style-name="ce391" office:value-type="string" calcext:value-type="string">
            <text:p>filter</text:p>
          </table:table-cell>
          <table:table-cell table:style-name="ce420" office:value-type="string" calcext:value-type="string">
            <text:p>reason</text:p>
          </table:table-cell>
          <table:table-cell table:style-name="ce425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388" office:value-type="float" office:value="1" calcext:value-type="float">
            <text:p>1</text:p>
          </table:table-cell>
          <table:table-cell table:style-name="ce392" table:formula="of:=RIGHT([.C2];LEN([.C2])-FIND(&quot;.&quot;;[.C2]))" office:value-type="string" office:string-value="com" calcext:value-type="string">
            <text:p>com</text:p>
          </table:table-cell>
          <table:table-cell table:style-name="ce394" office:value-type="string" calcext:value-type="string">
            <text:p>nerwica.com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2" calcext:value-type="float">
            <text:p>2</text:p>
          </table:table-cell>
          <table:table-cell table:style-name="ce393" table:formula="of:=RIGHT([.C3];LEN([.C3])-FIND(&quot;.&quot;;[.C3]))" office:value-type="string" office:string-value="fm" calcext:value-type="string">
            <text:p>fm</text:p>
          </table:table-cell>
          <table:table-cell table:style-name="ce395" office:value-type="string" calcext:value-type="string">
            <text:p>open.fm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3" calcext:value-type="float">
            <text:p>3</text:p>
          </table:table-cell>
          <table:table-cell table:style-name="ce392" table:formula="of:=RIGHT([.C4];LEN([.C4])-FIND(&quot;.&quot;;[.C4]))" office:value-type="string" office:string-value="money.pl" calcext:value-type="string">
            <text:p>money.pl</text:p>
          </table:table-cell>
          <table:table-cell table:style-name="ce394" office:value-type="string" calcext:value-type="string">
            <text:p>direct.money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4" calcext:value-type="float">
            <text:p>4</text:p>
          </table:table-cell>
          <table:table-cell table:style-name="ce393" table:formula="of:=RIGHT([.C5];LEN([.C5])-FIND(&quot;.&quot;;[.C5]))" office:value-type="string" office:string-value="money.pl" calcext:value-type="string">
            <text:p>money.pl</text:p>
          </table:table-cell>
          <table:table-cell table:style-name="ce395" office:value-type="string" calcext:value-type="string">
            <text:p>praca.money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5" calcext:value-type="float">
            <text:p>5</text:p>
          </table:table-cell>
          <table:table-cell table:style-name="ce392" table:formula="of:=RIGHT([.C6];LEN([.C6])-FIND(&quot;.&quot;;[.C6]))" office:value-type="string" office:string-value="money.pl" calcext:value-type="string">
            <text:p>money.pl</text:p>
          </table:table-cell>
          <table:table-cell table:style-name="ce394" office:value-type="string" calcext:value-type="string">
            <text:p>prawo.money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6" calcext:value-type="float">
            <text:p>6</text:p>
          </table:table-cell>
          <table:table-cell table:style-name="ce393" table:formula="of:=RIGHT([.C7];LEN([.C7])-FIND(&quot;.&quot;;[.C7]))" office:value-type="string" office:string-value="o2.pl" calcext:value-type="string">
            <text:p>o2.pl</text:p>
          </table:table-cell>
          <table:table-cell table:style-name="ce395" office:value-type="string" calcext:value-type="string">
            <text:p>poczta.o2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7" calcext:value-type="float">
            <text:p>7</text:p>
          </table:table-cell>
          <table:table-cell table:style-name="ce392" table:formula="of:=RIGHT([.C8];LEN([.C8])-FIND(&quot;.&quot;;[.C8]))" office:value-type="string" office:string-value="pl" calcext:value-type="string">
            <text:p>pl</text:p>
          </table:table-cell>
          <table:table-cell table:style-name="ce394" office:value-type="string" calcext:value-type="string">
            <text:p>abczdrowie.pl</text:p>
          </table:table-cell>
          <table:table-cell table:style-name="ce400" office:value-type="string" calcext:value-type="string">
            <text:p>OK</text:p>
          </table:table-cell>
          <table:table-cell table:style-name="ce394" office:value-type="string" calcext:value-type="string">
            <text:p>https://leki.abczdrowie.pl/p/prostogal-1000-spec-przed-rol-prod-gal-l-p-m-l-s-j</text:p>
          </table:table-cell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8" calcext:value-type="float">
            <text:p>8</text:p>
          </table:table-cell>
          <table:table-cell table:style-name="ce393" table:formula="of:=RIGHT([.C9];LEN([.C9])-FIND(&quot;.&quot;;[.C9]))" office:value-type="string" office:string-value="pl" calcext:value-type="string">
            <text:p>pl</text:p>
          </table:table-cell>
          <table:table-cell table:style-name="ce395" office:value-type="string" calcext:value-type="string">
            <text:p>autokult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9" calcext:value-type="float">
            <text:p>9</text:p>
          </table:table-cell>
          <table:table-cell table:style-name="ce392" table:formula="of:=RIGHT([.C10];LEN([.C10])-FIND(&quot;.&quot;;[.C10]))" office:value-type="string" office:string-value="pl" calcext:value-type="string">
            <text:p>pl</text:p>
          </table:table-cell>
          <table:table-cell table:style-name="ce394" office:value-type="string" calcext:value-type="string">
            <text:p>bloog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10" calcext:value-type="float">
            <text:p>10</text:p>
          </table:table-cell>
          <table:table-cell table:style-name="ce393" table:formula="of:=RIGHT([.C11];LEN([.C11])-FIND(&quot;.&quot;;[.C11]))" office:value-type="string" office:string-value="pl" calcext:value-type="string">
            <text:p>pl</text:p>
          </table:table-cell>
          <table:table-cell table:style-name="ce395" office:value-type="string" calcext:value-type="string">
            <text:p>dobreprogramy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11" calcext:value-type="float">
            <text:p>11</text:p>
          </table:table-cell>
          <table:table-cell table:style-name="ce392" table:formula="of:=RIGHT([.C12];LEN([.C12])-FIND(&quot;.&quot;;[.C12]))" office:value-type="string" office:string-value="pl" calcext:value-type="string">
            <text:p>pl</text:p>
          </table:table-cell>
          <table:table-cell table:style-name="ce397" office:value-type="string" calcext:value-type="string">
            <text:p>docelu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12" calcext:value-type="float">
            <text:p>12</text:p>
          </table:table-cell>
          <table:table-cell table:style-name="ce393" table:formula="of:=RIGHT([.C13];LEN([.C13])-FIND(&quot;.&quot;;[.C13]))" office:value-type="string" office:string-value="pl" calcext:value-type="string">
            <text:p>pl</text:p>
          </table:table-cell>
          <table:table-cell table:style-name="ce395" office:value-type="string" calcext:value-type="string">
            <text:p>domodi.pl</text:p>
          </table:table-cell>
          <table:table-cell table:style-name="ce401" office:value-type="string" calcext:value-type="string">
            <text:p>NO ADS BY DEFAUL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13" calcext:value-type="float">
            <text:p>13</text:p>
          </table:table-cell>
          <table:table-cell table:style-name="ce392" table:formula="of:=RIGHT([.C14];LEN([.C14])-FIND(&quot;.&quot;;[.C14]))" office:value-type="string" office:string-value="pl" calcext:value-type="string">
            <text:p>pl</text:p>
          </table:table-cell>
          <table:table-cell table:style-name="ce394" office:value-type="string" calcext:value-type="string">
            <text:p>echirurgia.pl</text:p>
          </table:table-cell>
          <table:table-cell table:style-name="ce400" office:value-type="string" calcext:value-type="string">
            <text:p>OK</text:p>
          </table:table-cell>
          <table:table-cell table:style-name="ce394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14" calcext:value-type="float">
            <text:p>14</text:p>
          </table:table-cell>
          <table:table-cell table:style-name="ce393" table:formula="of:=RIGHT([.C15];LEN([.C15])-FIND(&quot;.&quot;;[.C15]))" office:value-type="string" office:string-value="pl" calcext:value-type="string">
            <text:p>pl</text:p>
          </table:table-cell>
          <table:table-cell table:style-name="ce395" office:value-type="string" calcext:value-type="string">
            <text:p>gadzetomania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15" calcext:value-type="float">
            <text:p>15</text:p>
          </table:table-cell>
          <table:table-cell table:style-name="ce392" table:formula="of:=RIGHT([.C16];LEN([.C16])-FIND(&quot;.&quot;;[.C16]))" office:value-type="string" office:string-value="pl" calcext:value-type="string">
            <text:p>pl</text:p>
          </table:table-cell>
          <table:table-cell table:style-name="ce394" office:value-type="string" calcext:value-type="string">
            <text:p>homebook.pl</text:p>
          </table:table-cell>
          <table:table-cell table:style-name="ce400" office:value-type="string" calcext:value-type="string">
            <text:p>check</text:p>
          </table:table-cell>
          <table:table-cell table:style-name="ce394" office:value-type="string" calcext:value-type="string">
            <text:p>https://www.homebook.pl/produkty/krzesla-i-fotele?fpid=40606973&amp;utm_source=banner_wp&amp;utm_medium=koszyk&amp;utm_campaign=affiliate_redirect</text:p>
          </table:table-cell>
          <table:table-cell table:style-name="ce421" office:value-type="string" calcext:value-type="string">
            <text:p>floating cersanit right corner</text:p>
          </table:table-cell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16" calcext:value-type="float">
            <text:p>16</text:p>
          </table:table-cell>
          <table:table-cell table:style-name="ce393" table:formula="of:=RIGHT([.C17];LEN([.C17])-FIND(&quot;.&quot;;[.C17]))" office:value-type="string" office:string-value="pl" calcext:value-type="string">
            <text:p>pl</text:p>
          </table:table-cell>
          <table:table-cell table:style-name="ce395" office:value-type="string" calcext:value-type="string">
            <text:p>kafeteria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17" calcext:value-type="float">
            <text:p>17</text:p>
          </table:table-cell>
          <table:table-cell table:style-name="ce392" table:formula="of:=RIGHT([.C18];LEN([.C18])-FIND(&quot;.&quot;;[.C18]))" office:value-type="string" office:string-value="pl" calcext:value-type="string">
            <text:p>pl</text:p>
          </table:table-cell>
          <table:table-cell table:style-name="ce394" office:value-type="string" calcext:value-type="string">
            <text:p>kafeteria.pl</text:p>
          </table:table-cell>
          <table:table-cell table:style-name="ce402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18" calcext:value-type="float">
            <text:p>18</text:p>
          </table:table-cell>
          <table:table-cell table:style-name="ce393" table:formula="of:=RIGHT([.C19];LEN([.C19])-FIND(&quot;.&quot;;[.C19]))" office:value-type="string" office:string-value="pl" calcext:value-type="string">
            <text:p>pl</text:p>
          </table:table-cell>
          <table:table-cell table:style-name="ce395" office:value-type="string" calcext:value-type="string">
            <text:p>kardiolo.pl</text:p>
          </table:table-cell>
          <table:table-cell table:style-name="ce401" office:value-type="string" calcext:value-type="string">
            <text:p>OK</text:p>
          </table:table-cell>
          <table:table-cell table:style-name="ce395" office:value-type="string" calcext:value-type="string">
            <text:p>in same place</text:p>
          </table:table-cell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19" calcext:value-type="float">
            <text:p>19</text:p>
          </table:table-cell>
          <table:table-cell table:style-name="ce392" table:formula="of:=RIGHT([.C20];LEN([.C20])-FIND(&quot;.&quot;;[.C20]))" office:value-type="string" office:string-value="pl" calcext:value-type="string">
            <text:p>pl</text:p>
          </table:table-cell>
          <table:table-cell table:style-name="ce394" office:value-type="string" calcext:value-type="string">
            <text:p>komorkomania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20" calcext:value-type="float">
            <text:p>20</text:p>
          </table:table-cell>
          <table:table-cell table:style-name="ce393" table:formula="of:=RIGHT([.C21];LEN([.C21])-FIND(&quot;.&quot;;[.C21]))" office:value-type="string" office:string-value="pl" calcext:value-type="string">
            <text:p>pl</text:p>
          </table:table-cell>
          <table:table-cell table:style-name="ce395" office:value-type="string" calcext:value-type="string">
            <text:p>kowbojki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21" calcext:value-type="float">
            <text:p>21</text:p>
          </table:table-cell>
          <table:table-cell table:style-name="ce392" table:formula="of:=RIGHT([.C22];LEN([.C22])-FIND(&quot;.&quot;;[.C22]))" office:value-type="string" office:string-value="pl" calcext:value-type="string">
            <text:p>pl</text:p>
          </table:table-cell>
          <table:table-cell table:style-name="ce394" office:value-type="string" calcext:value-type="string">
            <text:p>luxlux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22" calcext:value-type="float">
            <text:p>22</text:p>
          </table:table-cell>
          <table:table-cell table:style-name="ce393" table:formula="of:=RIGHT([.C23];LEN([.C23])-FIND(&quot;.&quot;;[.C23]))" office:value-type="string" office:string-value="pl" calcext:value-type="string">
            <text:p>pl</text:p>
          </table:table-cell>
          <table:table-cell table:style-name="ce395" office:value-type="string" calcext:value-type="string">
            <text:p>medycyna24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23" calcext:value-type="float">
            <text:p>23</text:p>
          </table:table-cell>
          <table:table-cell table:style-name="ce392" table:formula="of:=RIGHT([.C24];LEN([.C24])-FIND(&quot;.&quot;;[.C24]))" office:value-type="string" office:string-value="pl" calcext:value-type="string">
            <text:p>pl</text:p>
          </table:table-cell>
          <table:table-cell table:style-name="ce394" office:value-type="string" calcext:value-type="string">
            <text:p>o2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24" calcext:value-type="float">
            <text:p>24</text:p>
          </table:table-cell>
          <table:table-cell table:style-name="ce393" table:formula="of:=RIGHT([.C25];LEN([.C25])-FIND(&quot;.&quot;;[.C25]))" office:value-type="string" office:string-value="pl" calcext:value-type="string">
            <text:p>pl</text:p>
          </table:table-cell>
          <table:table-cell table:style-name="ce395" office:value-type="string" calcext:value-type="string">
            <text:p>parenting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25" calcext:value-type="float">
            <text:p>25</text:p>
          </table:table-cell>
          <table:table-cell table:style-name="ce392" table:formula="of:=RIGHT([.C26];LEN([.C26])-FIND(&quot;.&quot;;[.C26]))" office:value-type="string" office:string-value="pl" calcext:value-type="string">
            <text:p>pl</text:p>
          </table:table-cell>
          <table:table-cell table:style-name="ce394" office:value-type="string" calcext:value-type="string">
            <text:p>pinger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26" calcext:value-type="float">
            <text:p>26</text:p>
          </table:table-cell>
          <table:table-cell table:style-name="ce393" table:formula="of:=RIGHT([.C27];LEN([.C27])-FIND(&quot;.&quot;;[.C27]))" office:value-type="string" office:string-value="pl" calcext:value-type="string">
            <text:p>pl</text:p>
          </table:table-cell>
          <table:table-cell table:style-name="ce395" office:value-type="string" calcext:value-type="string">
            <text:p>pogodnie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27" calcext:value-type="float">
            <text:p>27</text:p>
          </table:table-cell>
          <table:table-cell table:style-name="ce392" table:formula="of:=RIGHT([.C28];LEN([.C28])-FIND(&quot;.&quot;;[.C28]))" office:value-type="string" office:string-value="pl" calcext:value-type="string">
            <text:p>pl</text:p>
          </table:table-cell>
          <table:table-cell table:style-name="ce394" office:value-type="string" calcext:value-type="string">
            <text:p>pudelek.pl</text:p>
          </table:table-cell>
          <table:table-cell table:style-name="ce400" office:value-type="string" calcext:value-type="string">
            <text:p>ADVERT</text:p>
          </table:table-cell>
          <table:table-cell table:style-name="ce394"/>
          <table:table-cell table:style-name="ce421" office:value-type="string" calcext:value-type="string">
            <text:p>broken</text:p>
          </table:table-cell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28" calcext:value-type="float">
            <text:p>28</text:p>
          </table:table-cell>
          <table:table-cell table:style-name="ce393" table:formula="of:=RIGHT([.C29];LEN([.C29])-FIND(&quot;.&quot;;[.C29]))" office:value-type="string" office:string-value="pl" calcext:value-type="string">
            <text:p>pl</text:p>
          </table:table-cell>
          <table:table-cell table:style-name="ce395" office:value-type="string" calcext:value-type="string">
            <text:p>samosia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29" calcext:value-type="float">
            <text:p>29</text:p>
          </table:table-cell>
          <table:table-cell table:style-name="ce392" table:formula="of:=RIGHT([.C30];LEN([.C30])-FIND(&quot;.&quot;;[.C30]))" office:value-type="string" office:string-value="pl" calcext:value-type="string">
            <text:p>pl</text:p>
          </table:table-cell>
          <table:table-cell table:style-name="ce394" office:value-type="string" calcext:value-type="string">
            <text:p>smaczneblogi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30" calcext:value-type="float">
            <text:p>30</text:p>
          </table:table-cell>
          <table:table-cell table:style-name="ce393" table:formula="of:=RIGHT([.C31];LEN([.C31])-FIND(&quot;.&quot;;[.C31]))" office:value-type="string" office:string-value="pl" calcext:value-type="string">
            <text:p>pl</text:p>
          </table:table-cell>
          <table:table-cell table:style-name="ce395" office:value-type="string" calcext:value-type="string">
            <text:p>smog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31" calcext:value-type="float">
            <text:p>31</text:p>
          </table:table-cell>
          <table:table-cell table:style-name="ce392" table:formula="of:=RIGHT([.C32];LEN([.C32])-FIND(&quot;.&quot;;[.C32]))" office:value-type="string" office:string-value="pl" calcext:value-type="string">
            <text:p>pl</text:p>
          </table:table-cell>
          <table:table-cell table:style-name="ce394" office:value-type="string" calcext:value-type="string">
            <text:p>snobka.pl</text:p>
          </table:table-cell>
          <table:table-cell table:style-name="ce400" office:value-type="string" calcext:value-type="string">
            <text:p>NO ADS BY DEFAUL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32" calcext:value-type="float">
            <text:p>32</text:p>
          </table:table-cell>
          <table:table-cell table:style-name="ce393" table:formula="of:=RIGHT([.C33];LEN([.C33])-FIND(&quot;.&quot;;[.C33]))" office:value-type="string" office:string-value="pl" calcext:value-type="string">
            <text:p>pl</text:p>
          </table:table-cell>
          <table:table-cell table:style-name="ce395" office:value-type="string" calcext:value-type="string">
            <text:p>testwiedzy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33" calcext:value-type="float">
            <text:p>33</text:p>
          </table:table-cell>
          <table:table-cell table:style-name="ce392" table:formula="of:=RIGHT([.C34];LEN([.C34])-FIND(&quot;.&quot;;[.C34]))" office:value-type="string" office:string-value="pl" calcext:value-type="string">
            <text:p>pl</text:p>
          </table:table-cell>
          <table:table-cell table:style-name="ce394" office:value-type="string" calcext:value-type="string">
            <text:p>wakacje.pl</text:p>
          </table:table-cell>
          <table:table-cell table:style-name="ce403" office:value-type="string" calcext:value-type="string">
            <text:p>NO ADS BY DEFAUL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34" calcext:value-type="float">
            <text:p>34</text:p>
          </table:table-cell>
          <table:table-cell table:style-name="ce393" table:formula="of:=RIGHT([.C35];LEN([.C35])-FIND(&quot;.&quot;;[.C35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bilety24.wp.pl</text:p>
          </table:table-cell>
          <table:table-cell table:style-name="ce404" office:value-type="string" calcext:value-type="string">
            <text:p>NO ADS BY DEFAUL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35" calcext:value-type="float">
            <text:p>35</text:p>
          </table:table-cell>
          <table:table-cell table:style-name="ce392" table:formula="of:=RIGHT([.C36];LEN([.C36])-FIND(&quot;.&quot;;[.C36]))" office:value-type="string" office:string-value="wp.pl" calcext:value-type="string">
            <text:p>wp.pl</text:p>
          </table:table-cell>
          <table:table-cell table:style-name="ce394" office:value-type="string" calcext:value-type="string">
            <text:p>centralagier.wp.pl</text:p>
          </table:table-cell>
          <table:table-cell table:style-name="ce405" office:value-type="string" calcext:value-type="string">
            <text:p>NO ADS BY DEFAUL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36" calcext:value-type="float">
            <text:p>36</text:p>
          </table:table-cell>
          <table:table-cell table:style-name="ce393" table:formula="of:=RIGHT([.C37];LEN([.C37])-FIND(&quot;.&quot;;[.C37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diety.wp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37" calcext:value-type="float">
            <text:p>37</text:p>
          </table:table-cell>
          <table:table-cell table:style-name="ce392" table:formula="of:=RIGHT([.C38];LEN([.C38])-FIND(&quot;.&quot;;[.C38]))" office:value-type="string" office:string-value="wp.pl" calcext:value-type="string">
            <text:p>wp.pl</text:p>
          </table:table-cell>
          <table:table-cell table:style-name="ce394" office:value-type="string" calcext:value-type="string">
            <text:p>dlaprasy.wp.pl</text:p>
          </table:table-cell>
          <table:table-cell table:style-name="ce406" office:value-type="string" calcext:value-type="string">
            <text:p>NO ADS BY DEFAUL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38" calcext:value-type="float">
            <text:p>38</text:p>
          </table:table-cell>
          <table:table-cell table:style-name="ce393" table:formula="of:=RIGHT([.C39];LEN([.C39])-FIND(&quot;.&quot;;[.C39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dlugi.wp.pl</text:p>
          </table:table-cell>
          <table:table-cell table:style-name="ce407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39" calcext:value-type="float">
            <text:p>39</text:p>
          </table:table-cell>
          <table:table-cell table:style-name="ce392" table:formula="of:=RIGHT([.C40];LEN([.C40])-FIND(&quot;.&quot;;[.C40]))" office:value-type="string" office:string-value="wp.pl" calcext:value-type="string">
            <text:p>wp.pl</text:p>
          </table:table-cell>
          <table:table-cell table:style-name="ce397" office:value-type="string" calcext:value-type="string">
            <text:p>dom.wp.pl</text:p>
          </table:table-cell>
          <table:table-cell table:style-name="ce400" office:value-type="string" calcext:value-type="string">
            <text:p>ADVER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40" calcext:value-type="float">
            <text:p>40</text:p>
          </table:table-cell>
          <table:table-cell table:style-name="ce393" table:formula="of:=RIGHT([.C41];LEN([.C41])-FIND(&quot;.&quot;;[.C41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dziejesie.wp.pl</text:p>
          </table:table-cell>
          <table:table-cell table:style-name="ce401" office:value-type="string" calcext:value-type="string">
            <text:p>NO ADS BY DEFAUL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41" calcext:value-type="float">
            <text:p>41</text:p>
          </table:table-cell>
          <table:table-cell table:style-name="ce392" table:formula="of:=RIGHT([.C42];LEN([.C42])-FIND(&quot;.&quot;;[.C42]))" office:value-type="string" office:string-value="wp.pl" calcext:value-type="string">
            <text:p>wp.pl</text:p>
          </table:table-cell>
          <table:table-cell table:style-name="ce397" office:value-type="string" calcext:value-type="string">
            <text:p>facet.wp.pl</text:p>
          </table:table-cell>
          <table:table-cell table:style-name="ce400" office:value-type="string" calcext:value-type="string">
            <text:p>ADVER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42" calcext:value-type="float">
            <text:p>42</text:p>
          </table:table-cell>
          <table:table-cell table:style-name="ce393" table:formula="of:=RIGHT([.C43];LEN([.C43])-FIND(&quot;.&quot;;[.C43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film.wp.pl</text:p>
          </table:table-cell>
          <table:table-cell table:style-name="ce408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43" calcext:value-type="float">
            <text:p>43</text:p>
          </table:table-cell>
          <table:table-cell table:style-name="ce392" table:formula="of:=RIGHT([.C44];LEN([.C44])-FIND(&quot;.&quot;;[.C44]))" office:value-type="string" office:string-value="wp.pl" calcext:value-type="string">
            <text:p>wp.pl</text:p>
          </table:table-cell>
          <table:table-cell table:style-name="ce397" office:value-type="string" calcext:value-type="string">
            <text:p>finanse.wp.pl</text:p>
          </table:table-cell>
          <table:table-cell table:style-name="ce409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44" calcext:value-type="float">
            <text:p>44</text:p>
          </table:table-cell>
          <table:table-cell table:style-name="ce393" table:formula="of:=RIGHT([.C45];LEN([.C45])-FIND(&quot;.&quot;;[.C45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gry.wp.pl</text:p>
          </table:table-cell>
          <table:table-cell table:style-name="ce410" office:value-type="string" calcext:value-type="string">
            <text:p>ADVER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45" calcext:value-type="float">
            <text:p>45</text:p>
          </table:table-cell>
          <table:table-cell table:style-name="ce392" table:formula="of:=RIGHT([.C46];LEN([.C46])-FIND(&quot;.&quot;;[.C46]))" office:value-type="string" office:string-value="wp.pl" calcext:value-type="string">
            <text:p>wp.pl</text:p>
          </table:table-cell>
          <table:table-cell table:style-name="ce397" office:value-type="string" calcext:value-type="string">
            <text:p>gryonline.wp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46" calcext:value-type="float">
            <text:p>46</text:p>
          </table:table-cell>
          <table:table-cell table:style-name="ce393" table:formula="of:=RIGHT([.C47];LEN([.C47])-FIND(&quot;.&quot;;[.C47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gwiazdy.wp.pl</text:p>
          </table:table-cell>
          <table:table-cell table:style-name="ce41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47" calcext:value-type="float">
            <text:p>47</text:p>
          </table:table-cell>
          <table:table-cell table:style-name="ce392" table:formula="of:=RIGHT([.C48];LEN([.C48])-FIND(&quot;.&quot;;[.C48]))" office:value-type="string" office:string-value="wp.pl" calcext:value-type="string">
            <text:p>wp.pl</text:p>
          </table:table-cell>
          <table:table-cell table:style-name="ce394" office:value-type="string" calcext:value-type="string">
            <text:p>holding.wp.pl</text:p>
          </table:table-cell>
          <table:table-cell table:style-name="ce400" office:value-type="string" calcext:value-type="string">
            <text:p>NO ADS BY DEFAUL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48" calcext:value-type="float">
            <text:p>48</text:p>
          </table:table-cell>
          <table:table-cell table:style-name="ce393" table:formula="of:=RIGHT([.C49];LEN([.C49])-FIND(&quot;.&quot;;[.C49]))" office:value-type="string" office:string-value="wp.pl" calcext:value-type="string">
            <text:p>wp.pl</text:p>
          </table:table-cell>
          <table:table-cell table:style-name="ce398" office:value-type="string" calcext:value-type="string">
            <text:p>horoskop.wp.pl</text:p>
          </table:table-cell>
          <table:table-cell table:style-name="ce412" office:value-type="string" calcext:value-type="string">
            <text:p>ADVER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49" calcext:value-type="float">
            <text:p>49</text:p>
          </table:table-cell>
          <table:table-cell table:style-name="ce392" table:formula="of:=RIGHT([.C50];LEN([.C50])-FIND(&quot;.&quot;;[.C50]))" office:value-type="string" office:string-value="wp.pl" calcext:value-type="string">
            <text:p>wp.pl</text:p>
          </table:table-cell>
          <table:table-cell table:style-name="ce397" office:value-type="string" calcext:value-type="string">
            <text:p>kobieta.wp.pl</text:p>
          </table:table-cell>
          <table:table-cell table:style-name="ce400" office:value-type="string" calcext:value-type="string">
            <text:p>ADVER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50" calcext:value-type="float">
            <text:p>50</text:p>
          </table:table-cell>
          <table:table-cell table:style-name="ce393" table:formula="of:=RIGHT([.C51];LEN([.C51])-FIND(&quot;.&quot;;[.C51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ksiazki.wp.pl</text:p>
          </table:table-cell>
          <table:table-cell table:style-name="ce413" office:value-type="string" calcext:value-type="string">
            <text:p>ADVER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51" calcext:value-type="float">
            <text:p>51</text:p>
          </table:table-cell>
          <table:table-cell table:style-name="ce392" table:formula="of:=RIGHT([.C52];LEN([.C52])-FIND(&quot;.&quot;;[.C52]))" office:value-type="string" office:string-value="wp.pl" calcext:value-type="string">
            <text:p>wp.pl</text:p>
          </table:table-cell>
          <table:table-cell table:style-name="ce397" office:value-type="string" calcext:value-type="string">
            <text:p>kuchnia.wp.pl</text:p>
          </table:table-cell>
          <table:table-cell table:style-name="ce400" office:value-type="string" calcext:value-type="string">
            <text:p>ADVER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52" calcext:value-type="float">
            <text:p>52</text:p>
          </table:table-cell>
          <table:table-cell table:style-name="ce393" table:formula="of:=RIGHT([.C53];LEN([.C53])-FIND(&quot;.&quot;;[.C53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magazyn.wp.pl</text:p>
          </table:table-cell>
          <table:table-cell table:style-name="ce414" office:value-type="string" calcext:value-type="string">
            <text:p>Anti-adblock 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53" calcext:value-type="float">
            <text:p>53</text:p>
          </table:table-cell>
          <table:table-cell table:style-name="ce392" table:formula="of:=RIGHT([.C54];LEN([.C54])-FIND(&quot;.&quot;;[.C54]))" office:value-type="string" office:string-value="wp.pl" calcext:value-type="string">
            <text:p>wp.pl</text:p>
          </table:table-cell>
          <table:table-cell table:style-name="ce397" office:value-type="string" calcext:value-type="string">
            <text:p>morizon.wp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54" calcext:value-type="float">
            <text:p>54</text:p>
          </table:table-cell>
          <table:table-cell table:style-name="ce393" table:formula="of:=RIGHT([.C55];LEN([.C55])-FIND(&quot;.&quot;;[.C55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moto.wp.pl</text:p>
          </table:table-cell>
          <table:table-cell table:style-name="ce401" office:value-type="string" calcext:value-type="string">
            <text:p>ADVER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55" calcext:value-type="float">
            <text:p>55</text:p>
          </table:table-cell>
          <table:table-cell table:style-name="ce392" table:formula="of:=RIGHT([.C56];LEN([.C56])-FIND(&quot;.&quot;;[.C56]))" office:value-type="string" office:string-value="wp.pl" calcext:value-type="string">
            <text:p>wp.pl</text:p>
          </table:table-cell>
          <table:table-cell table:style-name="ce394" office:value-type="string" calcext:value-type="string">
            <text:p>nocowanie.wp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56" calcext:value-type="float">
            <text:p>56</text:p>
          </table:table-cell>
          <table:table-cell table:style-name="ce393" table:formula="of:=RIGHT([.C57];LEN([.C57])-FIND(&quot;.&quot;;[.C57]))" office:value-type="string" office:string-value="wp.pl" calcext:value-type="string">
            <text:p>wp.pl</text:p>
          </table:table-cell>
          <table:table-cell table:style-name="ce398" office:value-type="string" calcext:value-type="string">
            <text:p>opinie.wp.pl</text:p>
          </table:table-cell>
          <table:table-cell table:style-name="ce401" office:value-type="string" calcext:value-type="string">
            <text:p>ADVER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57" calcext:value-type="float">
            <text:p>57</text:p>
          </table:table-cell>
          <table:table-cell table:style-name="ce392" table:formula="of:=RIGHT([.C58];LEN([.C58])-FIND(&quot;.&quot;;[.C58]))" office:value-type="string" office:string-value="wp.pl" calcext:value-type="string">
            <text:p>wp.pl</text:p>
          </table:table-cell>
          <table:table-cell table:style-name="ce394" office:value-type="string" calcext:value-type="string">
            <text:p>pilot.wp.pl</text:p>
          </table:table-cell>
          <table:table-cell table:style-name="ce400" office:value-type="string" calcext:value-type="string">
            <text:p>ADVER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58" calcext:value-type="float">
            <text:p>58</text:p>
          </table:table-cell>
          <table:table-cell table:style-name="ce393" table:formula="of:=RIGHT([.C59];LEN([.C59])-FIND(&quot;.&quot;;[.C59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poczta.wp.pl</text:p>
          </table:table-cell>
          <table:table-cell table:style-name="ce415" office:value-type="string" calcext:value-type="string">
            <text:p>to chec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59" calcext:value-type="float">
            <text:p>59</text:p>
          </table:table-cell>
          <table:table-cell table:style-name="ce392" table:formula="of:=RIGHT([.C60];LEN([.C60])-FIND(&quot;.&quot;;[.C60]))" office:value-type="string" office:string-value="wp.pl" calcext:value-type="string">
            <text:p>wp.pl</text:p>
          </table:table-cell>
          <table:table-cell table:style-name="ce397" office:value-type="string" calcext:value-type="string">
            <text:p>pogoda.wp.pl</text:p>
          </table:table-cell>
          <table:table-cell table:style-name="ce400" office:value-type="string" calcext:value-type="string">
            <text:p>ADVER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60" calcext:value-type="float">
            <text:p>60</text:p>
          </table:table-cell>
          <table:table-cell table:style-name="ce393" table:formula="of:=RIGHT([.C61];LEN([.C61])-FIND(&quot;.&quot;;[.C61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profil.wp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61" calcext:value-type="float">
            <text:p>61</text:p>
          </table:table-cell>
          <table:table-cell table:style-name="ce392" table:formula="of:=RIGHT([.C62];LEN([.C62])-FIND(&quot;.&quot;;[.C62]))" office:value-type="string" office:string-value="wp.pl" calcext:value-type="string">
            <text:p>wp.pl</text:p>
          </table:table-cell>
          <table:table-cell table:style-name="ce397" office:value-type="string" calcext:value-type="string">
            <text:p>radar.wp.pl</text:p>
          </table:table-cell>
          <table:table-cell table:style-name="ce400" office:value-type="string" calcext:value-type="string">
            <text:p>to chec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62" calcext:value-type="float">
            <text:p>62</text:p>
          </table:table-cell>
          <table:table-cell table:style-name="ce393" table:formula="of:=RIGHT([.C63];LEN([.C63])-FIND(&quot;.&quot;;[.C63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reklama.wp.pl</text:p>
          </table:table-cell>
          <table:table-cell table:style-name="ce401" office:value-type="string" calcext:value-type="string">
            <text:p>list o sites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63" calcext:value-type="float">
            <text:p>63</text:p>
          </table:table-cell>
          <table:table-cell table:style-name="ce392" table:formula="of:=RIGHT([.C64];LEN([.C64])-FIND(&quot;.&quot;;[.C64]))" office:value-type="string" office:string-value="wp.pl" calcext:value-type="string">
            <text:p>wp.pl</text:p>
          </table:table-cell>
          <table:table-cell table:style-name="ce397" office:value-type="string" calcext:value-type="string">
            <text:p>rekrutacja.wp.pl</text:p>
          </table:table-cell>
          <table:table-cell table:style-name="ce400" office:value-type="string" calcext:value-type="string">
            <text:p>to chec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64" calcext:value-type="float">
            <text:p>64</text:p>
          </table:table-cell>
          <table:table-cell table:style-name="ce393" table:formula="of:=RIGHT([.C65];LEN([.C65])-FIND(&quot;.&quot;;[.C65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sportowefakty.wp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65" calcext:value-type="float">
            <text:p>65</text:p>
          </table:table-cell>
          <table:table-cell table:style-name="ce392" table:formula="of:=RIGHT([.C66];LEN([.C66])-FIND(&quot;.&quot;;[.C66]))" office:value-type="string" office:string-value="wp.pl" calcext:value-type="string">
            <text:p>wp.pl</text:p>
          </table:table-cell>
          <table:table-cell table:style-name="ce394" office:value-type="string" calcext:value-type="string">
            <text:p>targinamedal.wp.pl</text:p>
          </table:table-cell>
          <table:table-cell table:style-name="ce400" office:value-type="string" calcext:value-type="string">
            <text:p>NO ADS BY DEFAUL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66" calcext:value-type="float">
            <text:p>66</text:p>
          </table:table-cell>
          <table:table-cell table:style-name="ce393" table:formula="of:=RIGHT([.C67];LEN([.C67])-FIND(&quot;.&quot;;[.C67]))" office:value-type="string" office:string-value="wp.pl" calcext:value-type="string">
            <text:p>wp.pl</text:p>
          </table:table-cell>
          <table:table-cell table:style-name="ce398" office:value-type="string" calcext:value-type="string">
            <text:p>tech.wp.pl</text:p>
          </table:table-cell>
          <table:table-cell table:style-name="ce401" office:value-type="string" calcext:value-type="string">
            <text:p>ADVER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67" calcext:value-type="float">
            <text:p>67</text:p>
          </table:table-cell>
          <table:table-cell table:style-name="ce392" table:formula="of:=RIGHT([.C68];LEN([.C68])-FIND(&quot;.&quot;;[.C68]))" office:value-type="string" office:string-value="wp.pl" calcext:value-type="string">
            <text:p>wp.pl</text:p>
          </table:table-cell>
          <table:table-cell table:style-name="ce394" office:value-type="string" calcext:value-type="string">
            <text:p>teleshow.wp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68" calcext:value-type="float">
            <text:p>68</text:p>
          </table:table-cell>
          <table:table-cell table:style-name="ce393" table:formula="of:=RIGHT([.C69];LEN([.C69])-FIND(&quot;.&quot;;[.C69]))" office:value-type="string" office:string-value="wp.pl" calcext:value-type="string">
            <text:p>wp.pl</text:p>
          </table:table-cell>
          <table:table-cell table:style-name="ce398" office:value-type="string" calcext:value-type="string">
            <text:p>telewizja.wp.pl</text:p>
          </table:table-cell>
          <table:table-cell table:style-name="ce401" office:value-type="string" calcext:value-type="string">
            <text:p>to chec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69" calcext:value-type="float">
            <text:p>69</text:p>
          </table:table-cell>
          <table:table-cell table:style-name="ce392" table:formula="of:=RIGHT([.C70];LEN([.C70])-FIND(&quot;.&quot;;[.C70]))" office:value-type="string" office:string-value="wp.pl" calcext:value-type="string">
            <text:p>wp.pl</text:p>
          </table:table-cell>
          <table:table-cell table:style-name="ce394" office:value-type="string" calcext:value-type="string">
            <text:p>turystyka.wp.pl</text:p>
          </table:table-cell>
          <table:table-cell table:style-name="ce400" office:value-type="string" calcext:value-type="string">
            <text:p>ADVER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70" calcext:value-type="float">
            <text:p>70</text:p>
          </table:table-cell>
          <table:table-cell table:style-name="ce393" table:formula="of:=RIGHT([.C71];LEN([.C71])-FIND(&quot;.&quot;;[.C71]))" office:value-type="string" office:string-value="wp.pl" calcext:value-type="string">
            <text:p>wp.pl</text:p>
          </table:table-cell>
          <table:table-cell table:style-name="ce398" office:value-type="string" calcext:value-type="string">
            <text:p>tv.wp.pl</text:p>
          </table:table-cell>
          <table:table-cell table:style-name="ce401" office:value-type="string" calcext:value-type="string">
            <text:p>ADVER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71" calcext:value-type="float">
            <text:p>71</text:p>
          </table:table-cell>
          <table:table-cell table:style-name="ce392" table:formula="of:=RIGHT([.C72];LEN([.C72])-FIND(&quot;.&quot;;[.C72]))" office:value-type="string" office:string-value="wp.pl" calcext:value-type="string">
            <text:p>wp.pl</text:p>
          </table:table-cell>
          <table:table-cell table:style-name="ce394" office:value-type="string" calcext:value-type="string">
            <text:p>twojeip.wp.pl</text:p>
          </table:table-cell>
          <table:table-cell table:style-name="ce400" office:value-type="string" calcext:value-type="string">
            <text:p>OK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72" calcext:value-type="float">
            <text:p>72</text:p>
          </table:table-cell>
          <table:table-cell table:style-name="ce393" table:formula="of:=RIGHT([.C73];LEN([.C73])-FIND(&quot;.&quot;;[.C73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typer.wp.pl</text:p>
          </table:table-cell>
          <table:table-cell table:style-name="ce401" office:value-type="string" calcext:value-type="string">
            <text:p>NO ADS BY DEFAUL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73" calcext:value-type="float">
            <text:p>73</text:p>
          </table:table-cell>
          <table:table-cell table:style-name="ce392" table:formula="of:=RIGHT([.C74];LEN([.C74])-FIND(&quot;.&quot;;[.C74]))" office:value-type="string" office:string-value="wp.pl" calcext:value-type="string">
            <text:p>wp.pl</text:p>
          </table:table-cell>
          <table:table-cell table:style-name="ce397" office:value-type="string" calcext:value-type="string">
            <text:p>video.wp.pl</text:p>
          </table:table-cell>
          <table:table-cell table:style-name="ce400" office:value-type="string" calcext:value-type="string">
            <text:p>broken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74" calcext:value-type="float">
            <text:p>74</text:p>
          </table:table-cell>
          <table:table-cell table:style-name="ce393" table:formula="of:=RIGHT([.C75];LEN([.C75])-FIND(&quot;.&quot;;[.C75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wawalove.wp.pl</text:p>
          </table:table-cell>
          <table:table-cell table:style-name="ce401" office:value-type="string" calcext:value-type="string">
            <text:p>TO SUBMIT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75" calcext:value-type="float">
            <text:p>75</text:p>
          </table:table-cell>
          <table:table-cell table:style-name="ce392" table:formula="of:=RIGHT([.C76];LEN([.C76])-FIND(&quot;.&quot;;[.C76]))" office:value-type="string" office:string-value="wp.pl" calcext:value-type="string">
            <text:p>wp.pl</text:p>
          </table:table-cell>
          <table:table-cell table:style-name="ce397" office:value-type="string" calcext:value-type="string">
            <text:p>wiadomosci.wp.pl</text:p>
          </table:table-cell>
          <table:table-cell table:style-name="ce400" office:value-type="string" calcext:value-type="string">
            <text:p>ADVERT</text:p>
          </table:table-cell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76" calcext:value-type="float">
            <text:p>76</text:p>
          </table:table-cell>
          <table:table-cell table:style-name="ce393" table:formula="of:=RIGHT([.C77];LEN([.C77])-FIND(&quot;.&quot;;[.C77]))" office:value-type="string" office:string-value="wp.pl" calcext:value-type="string">
            <text:p>wp.pl</text:p>
          </table:table-cell>
          <table:table-cell table:style-name="ce395" office:value-type="string" calcext:value-type="string">
            <text:p>www.wp.pl</text:p>
          </table:table-cell>
          <table:table-cell table:style-name="ce401" office:value-type="string" calcext:value-type="string">
            <text:p>OK</text:p>
          </table:table-cell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77" calcext:value-type="float">
            <text:p>77</text:p>
          </table:table-cell>
          <table:table-cell table:style-name="ce394"/>
          <table:table-cell table:style-name="ce397"/>
          <table:table-cell table:style-name="ce400"/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78" calcext:value-type="float">
            <text:p>78</text:p>
          </table:table-cell>
          <table:table-cell table:style-name="ce395" table:number-columns-repeated="2"/>
          <table:table-cell table:style-name="ce416"/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79" calcext:value-type="float">
            <text:p>79</text:p>
          </table:table-cell>
          <table:table-cell table:style-name="ce394"/>
          <table:table-cell table:style-name="ce397"/>
          <table:table-cell table:style-name="ce400"/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80" calcext:value-type="float">
            <text:p>80</text:p>
          </table:table-cell>
          <table:table-cell table:style-name="ce395" table:number-columns-repeated="2"/>
          <table:table-cell table:style-name="ce401"/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81" calcext:value-type="float">
            <text:p>81</text:p>
          </table:table-cell>
          <table:table-cell table:style-name="ce394"/>
          <table:table-cell table:style-name="ce397"/>
          <table:table-cell table:style-name="ce400"/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82" calcext:value-type="float">
            <text:p>82</text:p>
          </table:table-cell>
          <table:table-cell table:style-name="ce395" table:number-columns-repeated="2"/>
          <table:table-cell table:style-name="ce401"/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388" office:value-type="float" office:value="83" calcext:value-type="float">
            <text:p>83</text:p>
          </table:table-cell>
          <table:table-cell table:style-name="ce394"/>
          <table:table-cell table:style-name="ce397"/>
          <table:table-cell table:style-name="ce400"/>
          <table:table-cell table:style-name="ce394"/>
          <table:table-cell table:style-name="ce421"/>
          <table:table-cell table:style-name="ce426"/>
          <table:table-cell table:number-columns-repeated="1017"/>
        </table:table-row>
        <table:table-row table:style-name="ro1">
          <table:table-cell table:style-name="ce389" office:value-type="float" office:value="84" calcext:value-type="float">
            <text:p>84</text:p>
          </table:table-cell>
          <table:table-cell table:style-name="ce395" table:number-columns-repeated="2"/>
          <table:table-cell table:style-name="ce401"/>
          <table:table-cell table:style-name="ce395"/>
          <table:table-cell table:style-name="ce422"/>
          <table:table-cell table:style-name="ce427"/>
          <table:table-cell table:number-columns-repeated="1017"/>
        </table:table-row>
        <table:table-row table:style-name="ro1">
          <table:table-cell table:style-name="ce231" office:value-type="float" office:value="85" calcext:value-type="float">
            <text:p>85</text:p>
          </table:table-cell>
          <table:table-cell table:style-name="ce236"/>
          <table:table-cell table:style-name="ce239" office:value-type="string" calcext:value-type="string">
            <text:p>COVER </text:p>
          </table:table-cell>
          <table:table-cell table:style-name="ce260" table:formula="of:=(COUNTIF([.D2:.D85];&quot;OK&quot;)+COUNTIF([.D2:.D85];&quot;NO ADS BY DEFAULT&quot;))/COUNTIF([.D2:.D85];&quot;*&quot;)" office:value-type="percentage" office:value="0.671052631578947" calcext:value-type="percentage">
            <text:p>67.11%</text:p>
          </table:table-cell>
          <table:table-cell table:style-name="ce262"/>
          <table:table-cell table:style-name="ce266" office:value-type="string" calcext:value-type="string">
            <text:p><text:s/>CONFIRMED ADS </text:p>
          </table:table-cell>
          <table:table-cell table:style-name="ce271" table:formula="of:=(COUNTIF([.D2:.D85];&quot;ADVERT&quot;)+COUNTIF([.D2:.D85];&quot;Anti-adblock&quot;))/COUNTIF([.D2:.D85];&quot;*&quot;)" office:value-type="percentage" office:value="0.210526315789474" calcext:value-type="percentage">
            <text:p>21.05%</text:p>
          </table:table-cell>
          <table:table-cell table:number-columns-repeated="1017"/>
        </table:table-row>
        <table:table-row table:style-name="ro5" table:number-rows-repeated="114">
          <table:table-cell table:number-columns-repeated="3"/>
          <table:table-cell table:style-name="ce418"/>
          <table:table-cell table:number-columns-repeated="1020"/>
        </table:table-row>
        <table:table-row table:style-name="ro5" table:number-rows-repeated="104837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WP-group'.D80:'WP-group'.D200 'WP-group'.D2:'WP-group'.D17 'WP-group'.D19:'WP-group'.D33 'WP-group'.D46:'WP-group'.D46 'WP-group'.D48:'WP-group'.D48 'WP-group'.D50:'WP-group'.D50 'WP-group'.D52:'WP-group'.D58 'WP-group'.D60:'WP-group'.D78 'WP-group'.D37:'WP-group'.D37 'WP-group'.D40:'WP-group'.D42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5" table:target-range-address="'WP-group'.B2:'WP-group'.G7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11:29:23.310023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7-31T11:59:53.642552744</dc:date>
    <meta:editing-cycles>98</meta:editing-cycles>
    <meta:editing-duration>PT14H1M30S</meta:editing-duration>
    <meta:generator>LibreOffice/6.0.7.3$Linux_X86_64 LibreOffice_project/00m0$Build-3</meta:generator>
    <meta:document-statistic meta:table-count="6" meta:cell-count="588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